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MS PGothic1" svg:font-family="'MS PGothi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Yu Gothic Light2" svg:font-family="'Yu Gothic Light'" style:font-family-generic="swiss" style:font-pitch="variable"/>
    <style:font-face style:name="Yu Gothic Light" svg:font-family="'Yu Gothic Light'" style:font-adornments="Normal" style:font-family-generic="swiss" style:font-pitch="variable"/>
    <style:font-face style:name="Yu Gothic Light1" svg:font-family="'Yu Gothic Light'" style:font-adornments="Regular" style:font-family-generic="swiss" style:font-pitch="variable"/>
    <style:font-face style:name="Yu Gothic UI Light1" svg:font-family="'Yu Gothic UI Light'" style:font-family-generic="swiss" style:font-pitch="variable"/>
    <style:font-face style:name="Yu Gothic UI Light2" svg:font-family="'Yu Gothic UI Light'" style:font-adornments="Negrita" style:font-family-generic="swiss" style:font-pitch="variable"/>
    <style:font-face style:name="Yu Gothic UI Light" svg:font-family="'Yu Gothic UI Light'" style:font-adornments="Regular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</office:font-face-decls>
  <office:automatic-styles>
    <style:style style:name="Tabla6" style:family="table">
      <style:table-properties style:width="12.472cm" table:align="left"/>
    </style:style>
    <style:style style:name="Tabla6.A" style:family="table-column">
      <style:table-column-properties style:column-width="1.709cm"/>
    </style:style>
    <style:style style:name="Tabla6.B" style:family="table-column">
      <style:table-column-properties style:column-width="1.478cm"/>
    </style:style>
    <style:style style:name="Tabla6.C" style:family="table-column">
      <style:table-column-properties style:column-width="2.792cm"/>
    </style:style>
    <style:style style:name="Tabla6.D" style:family="table-column">
      <style:table-column-properties style:column-width="0.981cm"/>
    </style:style>
    <style:style style:name="Tabla6.E" style:family="table-column">
      <style:table-column-properties style:column-width="1.893cm"/>
    </style:style>
    <style:style style:name="Tabla6.F" style:family="table-column">
      <style:table-column-properties style:column-width="3.62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F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3.434cm" table:align="left"/>
    </style:style>
    <style:style style:name="Tabla5.A" style:family="table-column">
      <style:table-column-properties style:column-width="1.956cm"/>
    </style:style>
    <style:style style:name="Tabla5.B" style:family="table-column">
      <style:table-column-properties style:column-width="1.478cm"/>
    </style:style>
    <style:style style:name="Tabla5.A1" style:family="table-cell">
      <style:table-cell-properties fo:padding="0.097cm" fo:border="0.05pt solid #000000"/>
    </style:style>
    <style:style style:name="Tabla5.2" style:family="table-row">
      <style:table-row-properties style:min-row-height="0.011cm"/>
    </style:style>
    <style:style style:name="Tabla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none" fo:border-right="0.05pt solid #000000" fo:border-top="none" fo:border-bottom="0.05pt solid #000000"/>
    </style:style>
    <style:style style:name="Tabla5.B3" style:family="table-cell">
      <style:table-cell-properties fo:padding="0.097cm" fo:border-left="none" fo:border-right="0.05pt solid #000000" fo:border-top="none" fo:border-bottom="0.05pt solid #000000"/>
    </style:style>
    <style:style style:name="Tabla5.B4" style:family="table-cell">
      <style:table-cell-properties fo:padding="0.097cm" fo:border-left="none" fo:border-right="0.05pt solid #000000" fo:border-top="none" fo:border-bottom="0.05pt solid #000000"/>
    </style:style>
    <style:style style:name="Tabla5.B5" style:family="table-cell">
      <style:table-cell-properties fo:padding="0.097cm" fo:border-left="none" fo:border-right="0.05pt solid #000000" fo:border-top="none" fo:border-bottom="0.05pt solid #000000"/>
    </style:style>
    <style:style style:name="Tabla5.B6" style:family="table-cell">
      <style:table-cell-properties fo:padding="0.097cm" fo:border-left="none" fo:border-right="0.05pt solid #000000" fo:border-top="none" fo:border-bottom="0.05pt solid #000000"/>
    </style:style>
    <style:style style:name="Tabla5.B7" style:family="table-cell">
      <style:table-cell-properties fo:padding="0.097cm" fo:border-left="none" fo:border-right="0.05pt solid #000000" fo:border-top="none" fo:border-bottom="0.05pt solid #000000"/>
    </style:style>
    <style:style style:name="Tabla5.B8" style:family="table-cell">
      <style:table-cell-properties fo:padding="0.097cm" fo:border-left="none" fo:border-right="0.05pt solid #000000" fo:border-top="none" fo:border-bottom="0.05pt solid #000000"/>
    </style:style>
    <style:style style:name="Tabla5.B9" style:family="table-cell">
      <style:table-cell-properties fo:padding="0.097cm" fo:border-left="none" fo:border-right="0.05pt solid #000000" fo:border-top="none" fo:border-bottom="0.05pt solid #000000"/>
    </style:style>
    <style:style style:name="Tabla5.B10" style:family="table-cell">
      <style:table-cell-properties fo:padding="0.097cm" fo:border-left="none" fo:border-right="0.05pt solid #000000" fo:border-top="none" fo:border-bottom="0.05pt solid #000000"/>
    </style:style>
    <style:style style:name="Tabla5.B11" style:family="table-cell">
      <style:table-cell-properties fo:padding="0.097cm" fo:border-left="none" fo:border-right="0.05pt solid #000000" fo:border-top="none" fo:border-bottom="0.05pt solid #000000"/>
    </style:style>
    <style:style style:name="Tabla5.B12" style:family="table-cell">
      <style:table-cell-properties fo:padding="0.097cm" fo:border-left="none" fo:border-right="0.05pt solid #000000" fo:border-top="none" fo:border-bottom="0.05pt solid #000000"/>
    </style:style>
    <style:style style:name="Tabla5.B13" style:family="table-cell">
      <style:table-cell-properties fo:padding="0.097cm" fo:border-left="none" fo:border-right="0.05pt solid #000000" fo:border-top="none" fo:border-bottom="0.05pt solid #000000"/>
    </style:style>
    <style:style style:name="Tabla8" style:family="table">
      <style:table-properties style:width="3.122cm" table:align="left"/>
    </style:style>
    <style:style style:name="Tabla8.A" style:family="table-column">
      <style:table-column-properties style:column-width="1.605cm"/>
    </style:style>
    <style:style style:name="Tabla8.B" style:family="table-column">
      <style:table-column-properties style:column-width="1.517cm"/>
    </style:style>
    <style:style style:name="Tabla8.1" style:family="table-row">
      <style:table-row-properties style:min-row-height="0.706cm"/>
    </style:style>
    <style:style style:name="Tabla8.A1" style:family="table-cell">
      <style:table-cell-properties style:vertical-align="middle" fo:padding="0.097cm" fo:border="0.05pt solid #000000"/>
    </style:style>
    <style:style style:name="Tabla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5.503cm" table:align="left" style:may-break-between-rows="false"/>
    </style:style>
    <style:style style:name="Tabla9.A" style:family="table-column">
      <style:table-column-properties style:column-width="2.099cm"/>
    </style:style>
    <style:style style:name="Tabla9.B" style:family="table-column">
      <style:table-column-properties style:column-width="1.499cm"/>
    </style:style>
    <style:style style:name="Tabla9.C" style:family="table-column">
      <style:table-column-properties style:column-width="1.905cm"/>
    </style:style>
    <style:style style:name="Tabla9.1" style:family="table-row">
      <style:table-row-properties style:row-height="1.15cm"/>
    </style:style>
    <style:style style:name="Tabla9.A1" style:family="table-cell">
      <style:table-cell-properties style:vertical-align="middle"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a9.C1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Tabla9.A2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la9.C2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9.15" style:family="table-row">
      <style:table-row-properties style:row-height="1.397cm"/>
    </style:style>
    <style:style style:name="Tabla9.16" style:family="table-row">
      <style:table-row-properties style:row-height="1.393cm"/>
    </style:style>
    <style:style style:name="Tabla14" style:family="table">
      <style:table-properties style:width="7.504cm" table:align="left"/>
    </style:style>
    <style:style style:name="Tabla14.A" style:family="table-column">
      <style:table-column-properties style:column-width="0.654cm"/>
    </style:style>
    <style:style style:name="Tabla14.B" style:family="table-column">
      <style:table-column-properties style:column-width="1.556cm"/>
    </style:style>
    <style:style style:name="Tabla14.C" style:family="table-column">
      <style:table-column-properties style:column-width="1.774cm"/>
    </style:style>
    <style:style style:name="Tabla14.D" style:family="table-column">
      <style:table-column-properties style:column-width="1.789cm"/>
    </style:style>
    <style:style style:name="Tabla14.E" style:family="table-column">
      <style:table-column-properties style:column-width="1.73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E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2.506cm" table:align="left" style:may-break-between-rows="false"/>
    </style:style>
    <style:style style:name="Tabla1.A" style:family="table-column">
      <style:table-column-properties style:column-width="2.699cm"/>
    </style:style>
    <style:style style:name="Tabla1.B" style:family="table-column">
      <style:table-column-properties style:column-width="2.3cm"/>
    </style:style>
    <style:style style:name="Tabla1.C" style:family="table-column">
      <style:table-column-properties style:column-width="2.499cm"/>
    </style:style>
    <style:style style:name="Tabla1.E" style:family="table-column">
      <style:table-column-properties style:column-width="2.508cm"/>
    </style:style>
    <style:style style:name="Tabla1.A1" style:family="table-cell">
      <style:table-cell-properties style:vertical-align="middle" fo:background-color="transparent" style:border-line-width-left="0.002cm 0.004cm 0.002cm" style:border-line-width-top="0.002cm 0.004cm 0.002cm" style:border-line-width-bottom="0.002cm 0.004cm 0.002cm" fo:padding="0.049cm" fo:border-left="0.2pt double #000000" fo:border-right="none" fo:border-top="0.2pt double #000000" fo:border-bottom="0.2pt double #000000">
        <style:background-image/>
      </style:table-cell-properties>
    </style:style>
    <style:style style:name="Tabla1.B1" style:family="table-cell">
      <style:table-cell-properties style:vertical-align="middle" fo:background-color="transparent" style:border-line-width-top="0.002cm 0.004cm 0.002cm" style:border-line-width-bottom="0.002cm 0.004cm 0.002cm" fo:padding="0.049cm" fo:border-left="none" fo:border-right="none" fo:border-top="0.2pt double #000000" fo:border-bottom="0.2pt double #000000">
        <style:background-image/>
      </style:table-cell-properties>
    </style:style>
    <style:style style:name="Tabla1.D1" style:family="table-cell">
      <style:table-cell-properties style:vertical-align="middle" fo:background-color="transparent" style:border-line-width-right="0.002cm 0.004cm 0.002cm" style:border-line-width-top="0.002cm 0.004cm 0.002cm" style:border-line-width-bottom="0.002cm 0.004cm 0.002cm" fo:padding="0.049cm" fo:border-left="none" fo:border-right="0.2pt double #000000" fo:border-top="0.2pt double #000000" fo:border-bottom="0.2pt double #000000">
        <style:background-image/>
      </style:table-cell-properties>
    </style:style>
    <style:style style:name="Tabla1.A2" style:family="table-cell">
      <style:table-cell-properties style:vertical-align="middle" fo:background-color="transparent" style:border-line-width-left="0.002cm 0.004cm 0.002cm" style:border-line-width-bottom="0.002cm 0.004cm 0.002cm" fo:padding="0.049cm" fo:border-left="0.2pt double #000000" fo:border-right="none" fo:border-top="none" fo:border-bottom="0.2pt double #000000">
        <style:background-image/>
      </style:table-cell-properties>
    </style:style>
    <style:style style:name="Tabla1.B2" style:family="table-cell">
      <style:table-cell-properties style:vertical-align="middle" fo:background-color="transparent" style:border-line-width-bottom="0.002cm 0.004cm 0.002cm" fo:padding="0.049cm" fo:border-left="none" fo:border-right="none" fo:border-top="none" fo:border-bottom="0.2pt double #000000">
        <style:background-image/>
      </style:table-cell-properties>
    </style:style>
    <style:style style:name="Tabla1.E2" style:family="table-cell">
      <style:table-cell-properties style:vertical-align="middle" fo:background-color="transparent" style:border-line-width-right="0.002cm 0.004cm 0.002cm" style:border-line-width-bottom="0.002cm 0.004cm 0.002cm" fo:padding="0.049cm" fo:border-left="none" fo:border-right="0.2pt double #000000" fo:border-top="none" fo:border-bottom="0.2pt double #000000">
        <style:background-image/>
      </style:table-cell-properties>
    </style:style>
    <style:style style:name="Tabla2" style:family="table">
      <style:table-properties style:width="12.801cm" table:align="margins"/>
    </style:style>
    <style:style style:name="Tabla2.A" style:family="table-column">
      <style:table-column-properties style:column-width="2.559cm" style:rel-column-width="1310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2.801cm" fo:break-before="page" table:align="margins"/>
    </style:style>
    <style:style style:name="Tabla3.A" style:family="table-column">
      <style:table-column-properties style:column-width="3.833cm" style:rel-column-width="19623*"/>
    </style:style>
    <style:style style:name="Tabla3.B" style:family="table-column">
      <style:table-column-properties style:column-width="4.701cm" style:rel-column-width="24066*"/>
    </style:style>
    <style:style style:name="Tabla3.C" style:family="table-column">
      <style:table-column-properties style:column-width="4.267cm" style:rel-column-width="2184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2.801cm" table:align="margins"/>
    </style:style>
    <style:style style:name="Tabla11.A" style:family="table-column">
      <style:table-column-properties style:column-width="3.2cm" style:rel-column-width="16383*"/>
    </style:style>
    <style:style style:name="Tabla11.D" style:family="table-column">
      <style:table-column-properties style:column-width="3.2cm" style:rel-column-width="16386*"/>
    </style:style>
    <style:style style:name="Tabla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1.D1" style:family="table-cell">
      <style:table-cell-properties style:vertical-align="middle" fo:padding="0.097cm" fo:border="0.05pt solid #000000"/>
    </style:style>
    <style:style style:name="Tabla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2" style:family="table">
      <style:table-properties style:width="12.801cm" table:align="margins"/>
    </style:style>
    <style:style style:name="Tabla12.A" style:family="table-column">
      <style:table-column-properties style:column-width="4.267cm" style:rel-column-width="21845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C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2.806cm" fo:margin-left="0cm" table:align="left"/>
    </style:style>
    <style:style style:name="Tabla4.A" style:family="table-column">
      <style:table-column-properties style:column-width="2.293cm"/>
    </style:style>
    <style:style style:name="Tabla4.B" style:family="table-column">
      <style:table-column-properties style:column-width="2.011cm"/>
    </style:style>
    <style:style style:name="Tabla4.C" style:family="table-column">
      <style:table-column-properties style:column-width="2.699cm"/>
    </style:style>
    <style:style style:name="Tabla4.D" style:family="table-column">
      <style:table-column-properties style:column-width="2.205cm"/>
    </style:style>
    <style:style style:name="Tabla4.E" style:family="table-column">
      <style:table-column-properties style:column-width="3.598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2.806cm" fo:margin-left="0cm" table:align="left"/>
    </style:style>
    <style:style style:name="Tabla7.A" style:family="table-column">
      <style:table-column-properties style:column-width="1.071cm"/>
    </style:style>
    <style:style style:name="Tabla7.B" style:family="table-column">
      <style:table-column-properties style:column-width="3.796cm"/>
    </style:style>
    <style:style style:name="Tabla7.C" style:family="table-column">
      <style:table-column-properties style:column-width="7.939cm"/>
    </style:style>
    <style:style style:name="Tabla7.A1" style:family="table-cell">
      <style:table-cell-properties style:vertical-align="bottom" fo:padding="0.097cm" fo:border="0.05pt solid #000000"/>
    </style:style>
    <style:style style:name="Tabla7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a7.C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7.408cm" fo:margin-left="-0.012cm" fo:break-before="auto" fo:break-after="auto" table:align="left"/>
    </style:style>
    <style:style style:name="Tabla10.A" style:family="table-column">
      <style:table-column-properties style:column-width="1.905cm"/>
    </style:style>
    <style:style style:name="Tabla10.B" style:family="table-column">
      <style:table-column-properties style:column-width="2.187cm"/>
    </style:style>
    <style:style style:name="Tabla10.C" style:family="table-column">
      <style:table-column-properties style:column-width="1.605cm"/>
    </style:style>
    <style:style style:name="Tabla10.D" style:family="table-column">
      <style:table-column-properties style:column-width="1.711cm"/>
    </style:style>
    <style:style style:name="Tabla10.A1" style:family="table-cell">
      <style:table-cell-properties style:vertical-align="middle" fo:padding="0.097cm" fo:border="none"/>
    </style:style>
    <style:style style:name="Tabla13" style:family="table">
      <style:table-properties style:width="12.806cm" fo:margin-left="0cm" fo:break-before="page" table:align="left"/>
    </style:style>
    <style:style style:name="Tabla13.A" style:family="table-column">
      <style:table-column-properties style:column-width="1.094cm"/>
    </style:style>
    <style:style style:name="Tabla13.B" style:family="table-column">
      <style:table-column-properties style:column-width="6.209cm"/>
    </style:style>
    <style:style style:name="Tabla13.D" style:family="table-column">
      <style:table-column-properties style:column-width="4.41cm"/>
    </style:style>
    <style:style style:name="Tabla13.A1" style:family="table-cell">
      <style:table-cell-properties style:vertical-align="middle" fo:padding="0.097cm" fo:border="0.05pt solid #000000"/>
    </style:style>
    <style:style style:name="Tabla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Yu Gothic UI Light" fo:font-size="10pt" fo:font-style="normal" fo:font-weight="bold" officeooo:rsid="005c8980" officeooo:paragraph-rsid="005c8980" style:font-name-asian="Yu Gothic UI Light" style:font-size-asian="10pt" style:font-style-asian="normal" style:font-weight-asian="bold" style:font-size-complex="10pt"/>
    </style:style>
    <style:style style:name="P2" style:family="paragraph" style:parent-style-name="Standard">
      <style:paragraph-properties fo:line-height="0.494cm" style:text-autospace="none"/>
      <style:text-properties style:font-name="Yu Gothic UI Light" fo:font-size="10pt" fo:font-style="normal" fo:font-weight="bold" officeooo:rsid="005c8980" officeooo:paragraph-rsid="0061c057" style:font-name-asian="Yu Gothic UI Light" style:font-size-asian="10pt" style:language-asian="ja" style:country-asian="JP" style:font-style-asian="normal" style:font-weight-asian="bold" style:font-size-complex="10pt" style:font-weight-complex="normal"/>
    </style:style>
    <style:style style:name="P3" style:family="paragraph" style:parent-style-name="Standard">
      <style:text-properties style:font-name="Yu Gothic UI Light1" fo:font-size="10pt" officeooo:rsid="005c8980" officeooo:paragraph-rsid="005c8980" style:font-size-asian="8.75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Yu Gothic UI Light1" fo:font-size="13.6999998092651pt" fo:font-weight="normal" officeooo:rsid="00234746" officeooo:paragraph-rsid="00422de3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5" style:family="paragraph" style:parent-style-name="Frame_20_contents">
      <style:paragraph-properties fo:text-align="center" style:justify-single-word="false"/>
      <style:text-properties style:font-name="Yu Gothic UI Light1" fo:font-size="13.6999998092651pt" fo:font-weight="normal" officeooo:rsid="00234746" officeooo:paragraph-rsid="0032a7bd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6" style:family="paragraph" style:parent-style-name="Frame_20_contents">
      <style:paragraph-properties fo:text-align="center" style:justify-single-word="false"/>
      <style:text-properties style:font-name="Yu Gothic UI Light1" fo:font-size="13.6999998092651pt" fo:font-weight="normal" officeooo:rsid="00234746" officeooo:paragraph-rsid="00422de3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7" style:family="paragraph" style:parent-style-name="Frame_20_contents">
      <style:paragraph-properties fo:text-align="center" style:justify-single-word="false"/>
      <style:text-properties style:font-name="Yu Gothic UI Light1" fo:font-size="13.6999998092651pt" fo:font-weight="normal" officeooo:rsid="00234746" officeooo:paragraph-rsid="0051ef93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8" style:family="paragraph" style:parent-style-name="Frame_20_contents">
      <style:paragraph-properties fo:text-align="center" style:justify-single-word="false"/>
      <style:text-properties style:font-name="Yu Gothic UI Light1" fo:font-size="13.6999998092651pt" fo:font-weight="normal" officeooo:rsid="00234746" officeooo:paragraph-rsid="00510ace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9" style:family="paragraph" style:parent-style-name="Frame_20_contents">
      <style:paragraph-properties fo:text-align="center" style:justify-single-word="false"/>
      <style:text-properties style:font-name="Yu Gothic UI Light1" fo:font-size="13.6999998092651pt" fo:font-weight="normal" officeooo:rsid="00234746" officeooo:paragraph-rsid="0059aedc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10" style:family="paragraph" style:parent-style-name="Frame_20_contents">
      <style:text-properties style:font-name="Yu Gothic UI Light1" fo:font-size="13.6999998092651pt" fo:font-weight="normal" officeooo:rsid="00234746" officeooo:paragraph-rsid="0051ef93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11" style:family="paragraph" style:parent-style-name="Frame_20_contents">
      <style:paragraph-properties fo:text-align="justify" style:justify-single-word="false"/>
      <style:text-properties style:font-name="Yu Gothic UI Light1" fo:font-size="13.6999998092651pt" officeooo:rsid="00234746" officeooo:paragraph-rsid="004a7e15" style:font-name-asian="Yu Gothic UI Light1" style:font-size-asian="12pt" style:font-size-complex="13.6999998092651pt"/>
    </style:style>
    <style:style style:name="P12" style:family="paragraph" style:parent-style-name="Frame_20_contents">
      <style:paragraph-properties fo:text-align="center" style:justify-single-word="false"/>
      <style:text-properties style:font-name="Yu Gothic UI Light1" fo:font-size="13.6999998092651pt" officeooo:rsid="00234746" officeooo:paragraph-rsid="0032a7bd" style:font-name-asian="Yu Gothic UI Light1" style:font-size-asian="12pt" style:font-size-complex="13.6999998092651pt"/>
    </style:style>
    <style:style style:name="P13" style:family="paragraph" style:parent-style-name="Frame_20_contents">
      <style:paragraph-properties fo:text-align="center" style:justify-single-word="false"/>
      <style:text-properties style:font-name="Yu Gothic UI Light1" fo:font-size="10pt" fo:font-weight="normal" officeooo:rsid="001d3651" officeooo:paragraph-rsid="0023ddf9" style:font-name-asian="Yu Gothic UI Light1" style:font-size-asian="10pt" style:language-asian="ja" style:country-asian="JP" style:font-weight-asian="normal" style:font-size-complex="10pt" style:font-weight-complex="normal"/>
    </style:style>
    <style:style style:name="P14" style:family="paragraph" style:parent-style-name="Frame_20_contents">
      <style:paragraph-properties fo:text-align="justify" style:justify-single-word="false"/>
      <style:text-properties style:font-name="Yu Gothic UI Light1" fo:font-size="10pt" fo:font-weight="normal" officeooo:rsid="001d3651" officeooo:paragraph-rsid="0024428d" style:font-name-asian="Yu Gothic UI Light1" style:font-size-asian="10pt" style:language-asian="ja" style:country-asian="JP" style:font-weight-asian="normal" style:font-size-complex="10pt" style:font-weight-complex="normal"/>
    </style:style>
    <style:style style:name="P15" style:family="paragraph" style:parent-style-name="Frame_20_contents">
      <style:paragraph-properties fo:text-align="justify" style:justify-single-word="false"/>
      <style:text-properties style:font-name="Yu Gothic UI Light1" fo:font-size="10pt" fo:font-weight="normal" officeooo:rsid="001d3651" officeooo:paragraph-rsid="0023ddf9" style:font-name-asian="Yu Gothic UI Light1" style:font-size-asian="10pt" style:language-asian="ja" style:country-asian="JP" style:font-weight-asian="normal" style:font-size-complex="10pt" style:font-weight-complex="normal"/>
    </style:style>
    <style:style style:name="P16" style:family="paragraph" style:parent-style-name="Frame_20_contents">
      <style:paragraph-properties fo:text-align="justify" style:justify-single-word="false"/>
      <style:text-properties style:font-name="Yu Gothic UI Light1" fo:font-size="10pt" fo:font-weight="normal" officeooo:rsid="0036b07e" officeooo:paragraph-rsid="0036b07e" style:font-name-asian="Yu Gothic UI Light1" style:font-size-asian="10pt" style:language-asian="ja" style:country-asian="JP" style:font-weight-asian="normal" style:font-size-complex="10pt" style:font-weight-complex="normal"/>
    </style:style>
    <style:style style:name="P17" style:family="paragraph" style:parent-style-name="Frame_20_contents">
      <style:paragraph-properties fo:text-align="center" style:justify-single-word="false"/>
      <style:text-properties style:font-name="Yu Gothic UI Light1" fo:font-size="10pt" fo:font-weight="normal" officeooo:rsid="00529589" officeooo:paragraph-rsid="0053e762" style:font-name-asian="Yu Gothic UI Light1" style:font-size-asian="10pt" style:language-asian="ja" style:country-asian="JP" style:font-weight-asian="normal" style:font-size-complex="10pt" style:font-weight-complex="normal"/>
    </style:style>
    <style:style style:name="P18" style:family="paragraph" style:parent-style-name="Frame_20_contents">
      <style:paragraph-properties fo:text-align="justify" style:justify-single-word="false"/>
      <style:text-properties style:font-name="Yu Gothic UI Light1" fo:font-size="10pt" fo:font-weight="normal" officeooo:rsid="00634d13" officeooo:paragraph-rsid="00634d13" style:font-name-asian="Yu Gothic UI Light1" style:font-size-asian="10pt" style:language-asian="ja" style:country-asian="JP" style:font-weight-asian="normal" style:font-size-complex="10pt" style:font-weight-complex="normal"/>
    </style:style>
    <style:style style:name="P19" style:family="paragraph" style:parent-style-name="Frame_20_contents">
      <style:text-properties style:font-name="Yu Gothic UI Light1" fo:font-size="10pt" fo:font-weight="normal" officeooo:rsid="0057d52f" officeooo:paragraph-rsid="0057d52f" style:font-name-asian="Yu Gothic UI Light1" style:font-size-asian="8.75pt" style:font-weight-asian="normal" style:font-size-complex="10pt" style:font-weight-complex="normal"/>
    </style:style>
    <style:style style:name="P20" style:family="paragraph" style:parent-style-name="Frame_20_contents">
      <style:text-properties style:font-name="Yu Gothic UI Light1" fo:font-size="10pt" fo:font-weight="normal" officeooo:rsid="0059aedc" officeooo:paragraph-rsid="0059aedc" style:font-name-asian="Yu Gothic UI Light1" style:font-size-asian="8.75pt" style:font-weight-asian="normal" style:font-size-complex="10pt" style:font-weight-complex="normal"/>
    </style:style>
    <style:style style:name="P21" style:family="paragraph" style:parent-style-name="Frame_20_contents">
      <style:paragraph-properties fo:text-align="center" style:justify-single-word="false"/>
      <style:text-properties style:font-name="Yu Gothic UI Light1" fo:font-size="10pt" fo:font-weight="normal" officeooo:paragraph-rsid="0023ddf9" style:font-name-asian="Yu Gothic UI Light1" style:font-size-asian="8.75pt" style:font-weight-asian="normal" style:font-size-complex="10pt" style:font-weight-complex="normal"/>
    </style:style>
    <style:style style:name="P22" style:family="paragraph" style:parent-style-name="Frame_20_contents">
      <style:paragraph-properties fo:text-align="justify" style:justify-single-word="false"/>
      <style:text-properties style:font-name="Yu Gothic UI Light1" fo:font-size="10pt" fo:language="es" fo:country="ES" officeooo:rsid="00403609" officeooo:paragraph-rsid="00482f8e" style:font-name-asian="Yu Gothic UI Light1" style:font-size-asian="10pt" style:font-size-complex="10pt"/>
    </style:style>
    <style:style style:name="P23" style:family="paragraph" style:parent-style-name="Frame_20_contents">
      <style:paragraph-properties fo:text-align="center" style:justify-single-word="false"/>
      <style:text-properties style:font-name="Yu Gothic UI Light1" fo:font-size="10pt" officeooo:paragraph-rsid="0053e762" style:font-name-asian="Yu Gothic UI Light1" style:font-size-asian="10pt" style:font-size-complex="10pt"/>
    </style:style>
    <style:style style:name="P24" style:family="paragraph" style:parent-style-name="Frame_20_contents">
      <style:text-properties style:font-name="Yu Gothic UI Light1" fo:font-size="10pt" officeooo:rsid="0057d52f" officeooo:paragraph-rsid="0057d52f" style:font-name-asian="Yu Gothic UI Light1" style:font-size-asian="8.75pt" style:font-size-complex="10pt"/>
    </style:style>
    <style:style style:name="P25" style:family="paragraph" style:parent-style-name="Frame_20_contents">
      <style:text-properties style:font-name="Yu Gothic UI Light1" fo:font-size="10pt" officeooo:rsid="0057d52f" officeooo:paragraph-rsid="0057d52f" style:font-size-asian="8.75pt" style:font-size-complex="10pt"/>
    </style:style>
    <style:style style:name="P26" style:family="paragraph" style:parent-style-name="Frame_20_contents">
      <style:paragraph-properties fo:text-align="center" style:justify-single-word="false"/>
      <style:text-properties style:font-name="Yu Gothic UI Light1" fo:font-size="10pt" officeooo:rsid="0057d52f" officeooo:paragraph-rsid="0057d52f" style:font-size-asian="8.75pt" style:font-size-complex="10pt"/>
    </style:style>
    <style:style style:name="P27" style:family="paragraph" style:parent-style-name="Frame_20_contents">
      <style:paragraph-properties fo:text-align="justify" style:justify-single-word="false"/>
      <style:text-properties style:font-name="Yu Gothic UI Light1" fo:font-size="10pt" fo:language="en" fo:country="US" officeooo:rsid="00403609" officeooo:paragraph-rsid="00655e49" style:font-name-asian="Yu Gothic UI Light1" style:font-size-asian="10pt" style:font-size-complex="10pt"/>
    </style:style>
    <style:style style:name="P28" style:family="paragraph" style:parent-style-name="Frame_20_contents">
      <style:text-properties style:font-name="Yu Gothic UI Light1" fo:font-size="12pt" fo:font-weight="bold" officeooo:rsid="0057d52f" officeooo:paragraph-rsid="0057d52f" style:font-name-asian="Yu Gothic UI Light1" style:font-size-asian="12pt" style:font-weight-asian="bold" style:font-size-complex="12pt" style:font-weight-complex="bold"/>
    </style:style>
    <style:style style:name="P29" style:family="paragraph" style:parent-style-name="Frame_20_contents">
      <style:paragraph-properties fo:text-align="center" style:justify-single-word="false"/>
      <style:text-properties style:font-name="Yu Gothic UI Light1" fo:font-size="12pt" fo:font-weight="bold" officeooo:paragraph-rsid="0023ddf9" style:font-name-asian="Yu Gothic UI Light1" style:font-size-asian="12pt" style:font-weight-asian="bold" style:font-size-complex="12pt" style:font-weight-complex="bold"/>
    </style:style>
    <style:style style:name="P30" style:family="paragraph" style:parent-style-name="Frame_20_contents">
      <style:paragraph-properties fo:text-align="center" style:justify-single-word="false"/>
      <style:text-properties style:font-name="Yu Gothic UI Light1" fo:font-size="12pt" fo:font-weight="bold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31" style:family="paragraph" style:parent-style-name="Frame_20_contents">
      <style:paragraph-properties fo:text-align="center" style:justify-single-word="false"/>
      <style:text-properties style:font-name="Yu Gothic UI Light1" fo:font-size="12pt" fo:font-weight="bold" officeooo:rsid="001b5704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32" style:family="paragraph" style:parent-style-name="Frame_20_contents">
      <style:paragraph-properties fo:text-align="center" style:justify-single-word="false"/>
      <style:text-properties style:font-name="Yu Gothic UI Light1" fo:font-size="12pt" fo:font-weight="bold" officeooo:rsid="001c2482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33" style:family="paragraph" style:parent-style-name="Frame_20_contents">
      <style:paragraph-properties fo:text-align="center" style:justify-single-word="false"/>
      <style:text-properties style:font-name="Yu Gothic UI Light1" fo:font-size="12pt" fo:font-weight="bold" officeooo:rsid="001c2482" officeooo:paragraph-rsid="0024428d" style:font-name-asian="Yu Gothic UI Light1" style:font-size-asian="12pt" style:language-asian="ja" style:country-asian="JP" style:font-weight-asian="bold" style:font-size-complex="12pt" style:font-weight-complex="bold"/>
    </style:style>
    <style:style style:name="P34" style:family="paragraph" style:parent-style-name="Frame_20_contents">
      <style:paragraph-properties fo:text-align="center" style:justify-single-word="false"/>
      <style:text-properties style:font-name="Yu Gothic UI Light1" fo:font-size="12pt" fo:font-weight="bold" officeooo:rsid="001c3b89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35" style:family="paragraph" style:parent-style-name="Frame_20_contents">
      <style:paragraph-properties fo:text-align="center" style:justify-single-word="false"/>
      <style:text-properties fo:color="#ff0000" style:font-name="Yu Gothic UI Light1" fo:font-size="12pt" fo:font-weight="bold" officeooo:rsid="001b5704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36" style:family="paragraph" style:parent-style-name="Frame_20_contents">
      <style:paragraph-properties fo:text-align="center" style:justify-single-word="false"/>
      <style:text-properties fo:color="#ff0000" style:font-name="Yu Gothic UI Light1" fo:font-size="12pt" fo:font-weight="bold" officeooo:rsid="001c2482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37" style:family="paragraph" style:parent-style-name="Frame_20_contents">
      <style:paragraph-properties fo:text-align="center" style:justify-single-word="false"/>
      <style:text-properties fo:color="#ff0000" style:font-name="Yu Gothic UI Light1" fo:font-size="12pt" fo:font-weight="bold" officeooo:rsid="001c2482" officeooo:paragraph-rsid="00634d13" style:font-name-asian="Yu Gothic UI Light1" style:font-size-asian="12pt" style:language-asian="ja" style:country-asian="JP" style:font-weight-asian="bold" style:font-size-complex="12pt" style:font-weight-complex="bold"/>
    </style:style>
    <style:style style:name="P38" style:family="paragraph" style:parent-style-name="Frame_20_contents">
      <style:paragraph-properties fo:text-align="center" style:justify-single-word="false"/>
      <style:text-properties fo:color="#ff0000" style:font-name="Yu Gothic UI Light1" fo:font-size="12pt" fo:font-weight="bold" officeooo:rsid="001c3b89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39" style:family="paragraph" style:parent-style-name="Frame_20_contents">
      <style:paragraph-properties fo:text-align="justify" style:justify-single-word="false"/>
      <style:text-properties style:font-name="Yu Gothic UI Light" fo:font-size="10pt" officeooo:rsid="004286bc" officeooo:paragraph-rsid="00482f8e" style:font-name-asian="Yu Gothic UI Light1" style:font-size-asian="10pt" style:font-size-complex="10pt"/>
    </style:style>
    <style:style style:name="P40" style:family="paragraph" style:parent-style-name="Frame_20_contents">
      <style:paragraph-properties fo:text-align="center" style:justify-single-word="false"/>
      <style:text-properties style:font-name="Yu Gothic UI Light" fo:font-size="10pt" fo:font-weight="normal" officeooo:rsid="0055d124" officeooo:paragraph-rsid="0055d124" style:font-name-asian="Yu Gothic UI Light" style:font-size-asian="10pt" style:font-weight-asian="normal" style:font-size-complex="10pt" style:font-weight-complex="normal"/>
    </style:style>
    <style:style style:name="P41" style:family="paragraph" style:parent-style-name="Frame_20_contents">
      <style:paragraph-properties fo:text-align="center" style:justify-single-word="false"/>
      <style:text-properties style:font-name="Yu Gothic UI Light" fo:font-size="10pt" officeooo:rsid="0055d124" officeooo:paragraph-rsid="0055d124" style:font-name-asian="Yu Gothic UI Light" style:font-size-asian="10pt" style:font-size-complex="10pt"/>
    </style:style>
    <style:style style:name="P42" style:family="paragraph" style:parent-style-name="Frame_20_contents">
      <style:paragraph-properties fo:text-align="center" style:justify-single-word="false"/>
      <style:text-properties style:font-name="Yu Gothic UI Light" fo:font-size="10pt" officeooo:rsid="0053e762" officeooo:paragraph-rsid="0055d124" style:font-name-asian="Yu Gothic UI Light" style:font-size-asian="10pt" style:font-size-complex="10pt"/>
    </style:style>
    <style:style style:name="P43" style:family="paragraph" style:parent-style-name="Frame_20_contents">
      <style:paragraph-properties fo:text-align="start" style:justify-single-word="false"/>
      <style:text-properties style:font-name="Yu Gothic UI Light" fo:font-size="12pt" fo:font-weight="bold" officeooo:rsid="0053e762" officeooo:paragraph-rsid="0055d124" style:font-name-asian="Yu Gothic UI Light" style:font-size-asian="12pt" style:font-weight-asian="bold" style:font-size-complex="12pt" style:font-weight-complex="bold"/>
    </style:style>
    <style:style style:name="P44" style:family="paragraph" style:parent-style-name="Frame_20_contents">
      <style:paragraph-properties fo:text-align="start" style:justify-single-word="false"/>
      <style:text-properties style:font-name="Yu Gothic UI Light" fo:font-size="12pt" fo:font-weight="bold" officeooo:rsid="0055d124" officeooo:paragraph-rsid="0055d124" style:font-name-asian="Yu Gothic UI Light" style:font-size-asian="12pt" style:font-weight-asian="bold" style:font-size-complex="12pt" style:font-weight-complex="bold"/>
    </style:style>
    <style:style style:name="P45" style:family="paragraph" style:parent-style-name="Frame_20_contents">
      <style:paragraph-properties fo:text-align="center" style:justify-single-word="false" fo:break-before="page"/>
      <style:text-properties style:font-name="Yu Gothic UI Light1" fo:font-size="12pt" fo:font-weight="bold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46" style:family="paragraph" style:parent-style-name="Frame_20_contents">
      <style:paragraph-properties fo:text-align="center" style:justify-single-word="false" fo:break-before="page"/>
      <style:text-properties style:font-name="Yu Gothic UI Light1" fo:font-size="13.6999998092651pt" fo:font-weight="normal" officeooo:rsid="00234746" officeooo:paragraph-rsid="0032a7bd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47" style:family="paragraph" style:parent-style-name="Frame_20_contents">
      <style:paragraph-properties fo:text-align="center" style:justify-single-word="false" fo:break-before="page"/>
      <style:text-properties style:font-name="Yu Gothic UI Light1" fo:font-size="13.6999998092651pt" fo:font-weight="normal" officeooo:rsid="00234746" officeooo:paragraph-rsid="0051ef93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48" style:family="paragraph" style:parent-style-name="Frame_20_contents">
      <style:paragraph-properties fo:break-before="page"/>
      <style:text-properties style:font-name="Yu Gothic UI Light1" fo:font-size="13.6999998092651pt" fo:font-weight="normal" officeooo:rsid="00234746" officeooo:paragraph-rsid="0051ef93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49" style:family="paragraph" style:parent-style-name="Table_20_Contents">
      <style:paragraph-properties fo:text-align="center" style:justify-single-word="false" fo:break-before="page"/>
      <style:text-properties style:font-name="Yu Gothic UI Light1" fo:font-size="13.6999998092651pt" fo:font-weight="normal" officeooo:rsid="00234746" officeooo:paragraph-rsid="004f4e59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50" style:family="paragraph" style:parent-style-name="Standard">
      <style:paragraph-properties fo:break-before="page"/>
      <style:text-properties style:font-name="Yu Gothic UI Light1" fo:font-size="10pt" officeooo:rsid="005c8980" officeooo:paragraph-rsid="0061c057" style:font-size-asian="8.75pt" style:font-size-complex="10pt"/>
    </style:style>
    <style:style style:name="P51" style:family="paragraph" style:parent-style-name="Table_20_Contents">
      <style:text-properties style:font-name="Yu Gothic UI Light1" fo:font-size="12pt" fo:font-weight="bold" officeooo:paragraph-rsid="00422de3" style:font-name-asian="Yu Gothic UI Light1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Yu Gothic UI Light1" fo:font-size="12pt" fo:font-weight="bold" style:font-name-asian="Yu Gothic UI Light1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paragraph-rsid="00510ace" style:font-name-asian="Yu Gothic UI Light1" style:font-size-asian="12pt" style:font-weight-asian="bold" style:font-size-complex="12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paragraph-rsid="0051ef93" style:font-name-asian="Yu Gothic UI Light1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rsid="0037bd3b" officeooo:paragraph-rsid="00510ace" style:font-name-asian="Yu Gothic UI Light1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Yu Gothic UI Light1" fo:font-size="12pt" fo:font-weight="bold" officeooo:paragraph-rsid="0051ef93" style:font-name-asian="Yu Gothic UI Light1" style:font-size-asian="12pt" style:font-weight-asian="bold" style:font-size-complex="12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rsid="002e2bec" officeooo:paragraph-rsid="0051ef93" style:font-name-asian="Yu Gothic UI Light1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rsid="002fe71b" officeooo:paragraph-rsid="0051ef93" style:font-name-asian="Yu Gothic UI Light1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rsid="002f3b71" officeooo:paragraph-rsid="0051ef93" style:font-name-asian="Yu Gothic UI Light1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rsid="0031c363" officeooo:paragraph-rsid="0051ef93" style:font-name-asian="Yu Gothic UI Light1" style:font-size-asian="12pt" style:font-weight-asian="bold" style:font-size-complex="12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rsid="00363c3f" officeooo:paragraph-rsid="0051ef93" style:font-name-asian="Yu Gothic UI Light1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text-align="justify" style:justify-single-word="false"/>
      <style:text-properties style:font-name="Yu Gothic UI Light1" fo:font-size="12pt" fo:font-weight="bold" style:font-name-asian="Yu Gothic UI Light1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text-align="justify" style:justify-single-word="false"/>
      <style:text-properties style:font-name="Yu Gothic UI Light1" fo:font-size="12pt" fo:font-weight="bold" officeooo:paragraph-rsid="005ccc6f" style:font-name-asian="Yu Gothic UI Light1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text-align="justify" style:justify-single-word="false"/>
      <style:text-properties style:font-name="Yu Gothic UI Light1" fo:font-size="12pt" fo:font-weight="bold" officeooo:paragraph-rsid="00605a40" style:font-name-asian="Yu Gothic UI Light1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Yu Gothic UI Light1" fo:font-size="12pt" fo:font-style="normal" fo:font-weight="bold" style:font-name-asian="Yu Gothic UI Light1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Table_20_Contents">
      <style:text-properties style:font-name="Yu Gothic UI Light1" fo:font-size="10pt" officeooo:paragraph-rsid="00422de3" style:font-name-asian="Yu Gothic UI Light1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style:font-name="Yu Gothic UI Light1" fo:font-size="10pt" officeooo:rsid="00422de3" officeooo:paragraph-rsid="00422de3" style:font-name-asian="Yu Gothic UI Light1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style:font-name="Yu Gothic UI Light1" fo:font-size="10pt" officeooo:rsid="0037bd3b" officeooo:paragraph-rsid="00510ace" style:font-name-asian="Yu Gothic UI Light1" style:font-size-asian="10pt" style:font-size-complex="10pt"/>
    </style:style>
    <style:style style:name="P69" style:family="paragraph" style:parent-style-name="Table_20_Contents">
      <style:text-properties style:font-name="Yu Gothic UI Light1" fo:font-size="10pt" officeooo:rsid="002e2bec" officeooo:paragraph-rsid="0051ef93" style:font-name-asian="Yu Gothic UI Light1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style:font-name="Yu Gothic UI Light1" fo:font-size="10pt" officeooo:rsid="00348de7" officeooo:paragraph-rsid="0051ef93" style:font-name-asian="Yu Gothic UI Light1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Yu Gothic UI Light1" fo:font-size="10pt" officeooo:rsid="00348de7" officeooo:paragraph-rsid="005c0c4d" style:font-name-asian="Yu Gothic UI Light1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Yu Gothic UI Light1" fo:font-size="10pt" officeooo:rsid="00363c3f" officeooo:paragraph-rsid="0051ef93" style:font-name-asian="Yu Gothic UI Light1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Yu Gothic UI Light1" fo:font-size="10pt" officeooo:rsid="0053e762" officeooo:paragraph-rsid="0053e762" style:font-name-asian="Yu Gothic UI Light1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Yu Gothic UI Light1" fo:font-size="10pt" officeooo:rsid="0059aedc" officeooo:paragraph-rsid="0059aedc" style:font-name-asian="Yu Gothic UI Light1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Yu Gothic UI Light1" fo:font-size="10pt" officeooo:rsid="005c0c4d" officeooo:paragraph-rsid="005c0c4d" style:font-name-asian="Yu Gothic UI Light1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Yu Gothic UI Light1" fo:font-size="10pt" officeooo:rsid="005c8980" officeooo:paragraph-rsid="005c8980" style:font-name-asian="Yu Gothic UI Light1" style:font-size-asian="10pt" style:font-size-complex="10pt"/>
    </style:style>
    <style:style style:name="P77" style:family="paragraph" style:parent-style-name="Table_20_Contents">
      <style:paragraph-properties fo:text-align="justify" style:justify-single-word="false"/>
      <style:text-properties style:font-name="Yu Gothic UI Light1" fo:font-size="10pt" officeooo:rsid="005ccc6f" officeooo:paragraph-rsid="005ccc6f" style:font-name-asian="Yu Gothic UI Light1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Yu Gothic UI Light1" fo:font-size="10pt" fo:font-style="normal" style:font-name-asian="Yu Gothic UI Light1" style:font-size-asian="10pt" style:font-style-asian="normal" style:font-size-complex="10pt" style:font-style-complex="normal"/>
    </style:style>
    <style:style style:name="P79" style:family="paragraph" style:parent-style-name="Table_20_Contents">
      <style:paragraph-properties fo:text-align="center" style:justify-single-word="false"/>
      <style:text-properties style:font-name="Yu Gothic UI Light1" fo:font-size="10pt" fo:font-style="normal" officeooo:rsid="003ceb4b" officeooo:paragraph-rsid="003ceb4b" style:font-name-asian="Yu Gothic UI Light1" style:font-size-asian="10pt" style:font-style-asian="normal" style:font-size-complex="10pt" style:font-style-complex="normal"/>
    </style:style>
    <style:style style:name="P80" style:family="paragraph" style:parent-style-name="Table_20_Contents">
      <style:paragraph-properties fo:text-align="center" style:justify-single-word="false"/>
      <style:text-properties style:font-name="Yu Gothic UI Light1" fo:font-size="10pt" fo:font-weight="normal" officeooo:rsid="005c0c4d" officeooo:paragraph-rsid="005c0c4d" style:font-name-asian="Yu Gothic UI Light1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justify" style:justify-single-word="false"/>
      <style:text-properties style:font-name="Yu Gothic UI Light1" fo:font-size="10pt" fo:font-weight="normal" officeooo:rsid="005c8980" officeooo:paragraph-rsid="005c8980" style:font-name-asian="Yu Gothic UI Light1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text-align="justify" style:justify-single-word="false"/>
      <style:text-properties style:font-name="Yu Gothic UI Light1" fo:font-size="10pt" fo:font-weight="normal" officeooo:rsid="005ccc6f" officeooo:paragraph-rsid="005ccc6f" style:font-name-asian="Yu Gothic UI Light1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text-align="justify" style:justify-single-word="false"/>
      <style:text-properties style:font-name="Yu Gothic UI Light1" fo:font-size="10pt" fo:font-weight="normal" officeooo:rsid="005ccc6f" officeooo:paragraph-rsid="00605a40" style:font-name-asian="Yu Gothic UI Light1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style:font-name="Yu Gothic UI Light1" fo:font-size="13.6999998092651pt" fo:font-weight="normal" officeooo:rsid="00234746" officeooo:paragraph-rsid="004f4e59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font-name="Yu Gothic UI Light1" fo:font-size="13.6999998092651pt" officeooo:rsid="0037bd3b" officeooo:paragraph-rsid="00510ace" style:font-name-asian="Yu Gothic UI Light1" style:font-size-asian="12pt" style:font-size-complex="13.6999998092651pt"/>
    </style:style>
    <style:style style:name="P86" style:family="paragraph" style:parent-style-name="Table_20_Contents">
      <style:paragraph-properties fo:text-align="center" style:justify-single-word="false"/>
      <style:text-properties style:font-name="Yu Gothic UI Light1" fo:font-size="13.6999998092651pt" fo:font-weight="bold" style:font-name-asian="Yu Gothic UI Light1" style:font-size-asian="12pt" style:font-weight-asian="bold" style:font-size-complex="13.6999998092651pt" style:font-weight-complex="bold"/>
    </style:style>
    <style:style style:name="P87" style:family="paragraph" style:parent-style-name="Table_20_Contents">
      <style:paragraph-properties fo:text-align="center" style:justify-single-word="false"/>
    </style:style>
    <style:style style:name="P88" style:family="paragraph" style:parent-style-name="Table_20_Contents">
      <style:paragraph-properties fo:text-align="center" style:justify-single-word="false"/>
      <style:text-properties officeooo:paragraph-rsid="0046cd36"/>
    </style:style>
    <style:style style:name="P89" style:family="paragraph" style:parent-style-name="Table_20_Contents">
      <style:paragraph-properties fo:text-align="center" style:justify-single-word="false"/>
      <style:text-properties officeooo:paragraph-rsid="00482f8e"/>
    </style:style>
    <style:style style:name="P90" style:family="paragraph" style:parent-style-name="Table_20_Contents">
      <style:paragraph-properties fo:text-align="center" style:justify-single-word="false"/>
      <style:text-properties officeooo:paragraph-rsid="0051ef93"/>
    </style:style>
    <style:style style:name="P91" style:family="paragraph" style:parent-style-name="Table_20_Contents">
      <style:paragraph-properties fo:text-align="center" style:justify-single-word="false"/>
      <style:text-properties officeooo:paragraph-rsid="0061c057"/>
    </style:style>
    <style:style style:name="P92" style:family="paragraph" style:parent-style-name="Table_20_Contents">
      <style:paragraph-properties fo:text-align="center" style:justify-single-word="false"/>
      <style:text-properties fo:font-size="12pt" fo:font-weight="bold" officeooo:rsid="003f6135" officeooo:paragraph-rsid="003f6135" style:font-name-asian="Yu Gothic UI Light1" style:font-size-asian="12pt" style:font-weight-asian="bold" style:font-size-complex="12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size="12pt" fo:font-weight="bold" style:font-name-asian="Yu Gothic UI Light1" style:font-size-asian="12pt" style:font-weight-asian="bold" style:font-size-complex="12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ff0000" fo:font-size="12pt" fo:font-weight="bold" style:font-name-asian="Yu Gothic UI Light1" style:font-size-asian="12pt" style:font-weight-asian="bold" style:font-size-complex="12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ff0000" style:font-name="Yu Gothic Light1" fo:font-size="12pt" fo:font-weight="bold" officeooo:paragraph-rsid="0046cd36" style:font-name-asian="Yu Gothic Light1" style:font-size-asian="12pt" style:font-weight-asian="bold" style:font-size-complex="12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ff0000" style:font-name="Yu Gothic UI Light" fo:font-size="12pt" fo:font-style="normal" fo:font-weight="bold" officeooo:paragraph-rsid="0061c057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ff0000" style:font-name="Yu Gothic UI Light" fo:font-size="12pt" fo:font-weight="bold" officeooo:paragraph-rsid="0061c057" style:font-name-asian="Yu Gothic UI Light" style:font-size-asian="12pt" style:font-weight-asian="bold" style:font-size-complex="12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Yu Gothic Light2" fo:font-size="10pt" officeooo:rsid="003f6135" officeooo:paragraph-rsid="003f6135" style:font-size-asian="10pt" style:font-size-complex="10pt"/>
    </style:style>
    <style:style style:name="P99" style:family="paragraph" style:parent-style-name="Table_20_Contents">
      <style:paragraph-properties fo:text-align="center" style:justify-single-word="false"/>
      <style:text-properties style:font-name="Yu Gothic Light1" fo:font-size="12pt" fo:font-weight="bold" officeooo:paragraph-rsid="0046cd36" style:font-name-asian="Yu Gothic Light1" style:font-size-asian="12pt" style:font-weight-asian="bold" style:font-size-complex="12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Yu Gothic Light1" fo:font-size="10pt" officeooo:paragraph-rsid="0046cd36" style:font-name-asian="Yu Gothic Light1" style:font-size-asian="10pt" style:font-size-complex="10pt"/>
    </style:style>
    <style:style style:name="P101" style:family="paragraph" style:parent-style-name="Table_20_Contents">
      <style:paragraph-properties fo:text-align="center" style:justify-single-word="false"/>
      <style:text-properties style:font-name="Yu Gothic Light1" fo:font-size="10pt" officeooo:rsid="0042a987" officeooo:paragraph-rsid="0046cd36" style:font-name-asian="Yu Gothic Light1" style:font-size-asian="10pt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fo:color="#ff3300" style:font-name="Yu Gothic Light1" fo:font-size="12pt" fo:font-weight="bold" officeooo:paragraph-rsid="0046cd36" style:font-name-asian="Yu Gothic Light1" style:font-size-asian="12pt" style:font-weight-asian="bold" style:font-size-complex="12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color="#000000" style:font-name="Yu Gothic Light1" fo:font-size="12pt" fo:font-weight="bold" officeooo:paragraph-rsid="0046cd36" style:font-name-asian="Yu Gothic Light1" style:font-size-asian="12pt" style:font-weight-asian="bold" style:font-size-complex="12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color="#000000" fo:font-size="12pt" fo:font-weight="bold" style:font-name-asian="Yu Gothic UI Light1" style:font-size-asian="12pt" style:font-weight-asian="bold" style:font-size-complex="12pt" style:font-weight-complex="bold"/>
    </style:style>
    <style:style style:name="P105" style:family="paragraph" style:parent-style-name="Table_20_Contents">
      <style:text-properties officeooo:paragraph-rsid="0051ef93"/>
    </style:style>
    <style:style style:name="P106" style:family="paragraph" style:parent-style-name="Table_20_Contents">
      <style:paragraph-properties fo:text-align="center" style:justify-single-word="false"/>
      <style:text-properties style:font-name="Yu Gothic UI Light" fo:font-size="10pt" officeooo:rsid="0055d124" officeooo:paragraph-rsid="0055d124" style:font-name-asian="Yu Gothic UI Light1" style:font-size-asian="10pt" style:font-size-complex="10pt"/>
    </style:style>
    <style:style style:name="P107" style:family="paragraph" style:parent-style-name="Table_20_Contents">
      <style:paragraph-properties fo:text-align="center" style:justify-single-word="false"/>
      <style:text-properties style:font-name="Yu Gothic UI Light" fo:font-size="10pt" officeooo:rsid="005731ef" officeooo:paragraph-rsid="005731ef" style:font-name-asian="Yu Gothic UI Light1" style:font-size-asian="10pt" style:font-size-complex="10pt"/>
    </style:style>
    <style:style style:name="P108" style:family="paragraph" style:parent-style-name="Table_20_Contents">
      <style:paragraph-properties fo:text-align="center" style:justify-single-word="false"/>
      <style:text-properties style:font-name="Yu Gothic UI Light" fo:font-size="10pt" officeooo:rsid="0057acb9" officeooo:paragraph-rsid="0059aedc" style:font-name-asian="Yu Gothic UI Light1" style:font-size-asian="10pt" style:font-size-complex="10pt"/>
    </style:style>
    <style:style style:name="P109" style:family="paragraph" style:parent-style-name="Table_20_Contents">
      <style:paragraph-properties fo:text-align="center" style:justify-single-word="false"/>
      <style:text-properties style:font-name="Yu Gothic UI Light" fo:font-size="10pt" officeooo:rsid="0057c985" officeooo:paragraph-rsid="0057c985" style:font-name-asian="Yu Gothic UI Light1" style:font-size-asian="10pt" style:font-size-complex="10pt"/>
    </style:style>
    <style:style style:name="P110" style:family="paragraph" style:parent-style-name="Table_20_Contents">
      <style:text-properties style:font-name="Yu Gothic UI Light" fo:font-size="10pt" fo:font-style="normal" fo:font-weight="normal" officeooo:paragraph-rsid="0061c057" style:font-name-asian="Yu Gothic UI Light" style:font-size-asian="10pt" style:font-style-asian="normal" style:font-weight-asian="normal" style:font-size-complex="10pt" style:font-style-complex="normal" style:font-weight-complex="normal"/>
    </style:style>
    <style:style style:name="P111" style:family="paragraph" style:parent-style-name="Table_20_Contents">
      <style:paragraph-properties fo:text-align="start" style:justify-single-word="false"/>
      <style:text-properties style:font-name="Yu Gothic UI Light" fo:font-size="12pt" fo:font-weight="bold" officeooo:rsid="0055d124" officeooo:paragraph-rsid="0055d124" style:font-name-asian="Yu Gothic UI Light" style:font-size-asian="12pt" style:font-weight-asian="bold" style:font-size-complex="12pt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font-name="Yu Gothic UI Light" fo:font-size="12pt" fo:font-weight="bold" officeooo:rsid="005731ef" officeooo:paragraph-rsid="005731ef" style:font-name-asian="Yu Gothic UI Light" style:font-size-asian="12pt" style:font-weight-asian="bold" style:font-size-complex="12pt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style:font-name="Yu Gothic UI Light" fo:font-size="12pt" fo:font-weight="bold" officeooo:rsid="0057acb9" officeooo:paragraph-rsid="0057acb9" style:font-name-asian="Yu Gothic UI Light" style:font-size-asian="12pt" style:font-weight-asian="bold" style:font-size-complex="12pt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style:font-name="Yu Gothic UI Light" fo:font-size="12pt" fo:font-weight="bold" officeooo:rsid="0057c985" officeooo:paragraph-rsid="0057c985" style:font-name-asian="Yu Gothic UI Light" style:font-size-asian="12pt" style:font-weight-asian="bold" style:font-size-complex="12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Yu Gothic UI Light" fo:font-size="12pt" fo:font-weight="bold" officeooo:paragraph-rsid="00651309" style:font-name-asian="Yu Gothic UI Light" style:font-size-asian="12pt" style:font-weight-asian="bold" style:font-size-complex="12pt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style:font-name="Yu Gothic UI Light" fo:font-size="12pt" fo:font-style="normal" fo:font-weight="bold" officeooo:paragraph-rsid="0061c057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P117" style:family="paragraph" style:parent-style-name="Table_20_Contents">
      <style:paragraph-properties fo:text-align="justify" style:justify-single-word="false"/>
      <style:text-properties officeooo:paragraph-rsid="005ccc6f"/>
    </style:style>
    <style:style style:name="P118" style:family="paragraph" style:parent-style-name="Table_20_Contents">
      <style:text-properties officeooo:paragraph-rsid="0061c057"/>
    </style:style>
    <style:style style:name="P119" style:family="paragraph" style:parent-style-name="Text_20_body">
      <style:paragraph-properties fo:text-align="center" style:justify-single-word="false"/>
      <style:text-properties style:font-name="Yu Gothic UI Light1" fo:font-size="10pt" officeooo:rsid="003ef6cf" officeooo:paragraph-rsid="003ef6cf" style:font-size-asian="8.75pt" style:font-size-complex="10pt"/>
    </style:style>
    <style:style style:name="P120" style:family="paragraph" style:parent-style-name="Table_20_Heading">
      <style:paragraph-properties fo:text-align="start" style:justify-single-word="false"/>
      <style:text-properties style:font-name="Yu Gothic UI Light1" fo:font-size="10pt" fo:font-weight="normal" officeooo:paragraph-rsid="0051ef93" style:font-name-asian="Yu Gothic UI Light1" style:font-size-asian="10pt" style:font-weight-asian="normal" style:font-size-complex="10pt" style:font-weight-complex="normal"/>
    </style:style>
    <style:style style:name="P121" style:family="paragraph" style:parent-style-name="Table_20_Heading">
      <style:paragraph-properties fo:text-align="start" style:justify-single-word="false"/>
      <style:text-properties style:font-name="Yu Gothic UI Light1" fo:font-size="10pt" fo:font-weight="normal" officeooo:rsid="00294372" officeooo:paragraph-rsid="0051ef93" style:font-name-asian="Yu Gothic UI Light1" style:font-size-asian="8.75pt" style:font-weight-asian="normal" style:font-size-complex="10pt" style:font-weight-complex="normal"/>
    </style:style>
    <style:style style:name="P122" style:family="paragraph" style:parent-style-name="Table_20_Heading">
      <style:paragraph-properties fo:text-align="start" style:justify-single-word="false"/>
      <style:text-properties style:font-name="Yu Gothic UI Light1" fo:font-size="12pt" fo:font-weight="normal" officeooo:paragraph-rsid="0051ef93" style:font-name-asian="Yu Gothic UI Light1" style:font-size-asian="12pt" style:font-weight-asian="normal" style:font-size-complex="12pt" style:font-weight-complex="normal"/>
    </style:style>
    <style:style style:name="P123" style:family="paragraph" style:parent-style-name="Table_20_Heading">
      <style:paragraph-properties fo:text-align="center" style:justify-single-word="false"/>
      <style:text-properties style:font-name="Yu Gothic UI Light" fo:font-size="12pt" fo:font-style="normal" fo:font-weight="bold" officeooo:rsid="00605a40" officeooo:paragraph-rsid="0061c057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P124" style:family="paragraph" style:parent-style-name="Table_20_Heading">
      <style:paragraph-properties fo:text-align="center" style:justify-single-word="false"/>
      <style:text-properties style:font-name="Yu Gothic UI Light" fo:font-size="10pt" fo:font-style="normal" fo:font-weight="normal" officeooo:rsid="00605a40" officeooo:paragraph-rsid="0061c057" style:font-name-asian="Yu Gothic UI Light" style:font-size-asian="10pt" style:font-style-asian="normal" style:font-weight-asian="normal" style:font-size-complex="10pt" style:font-style-complex="normal" style:font-weight-complex="normal"/>
    </style:style>
    <style:style style:name="P125" style:family="paragraph" style:parent-style-name="Table_20_Heading">
      <style:paragraph-properties fo:text-align="center" style:justify-single-word="false"/>
      <style:text-properties fo:color="#ff0000" style:font-name="Yu Gothic UI Light" fo:font-size="10pt" fo:font-style="normal" fo:font-weight="normal" officeooo:rsid="00605a40" officeooo:paragraph-rsid="0061c057" style:font-name-asian="Yu Gothic UI Light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Table_20_Heading">
      <style:paragraph-properties fo:text-align="center" style:justify-single-word="false"/>
      <style:text-properties fo:color="#ff0000" style:font-name="Yu Gothic UI Light" fo:font-size="12pt" fo:font-style="normal" fo:font-weight="bold" officeooo:rsid="00605a40" officeooo:paragraph-rsid="0061c057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P127" style:family="paragraph" style:parent-style-name="Frame_20_contents">
      <style:paragraph-properties fo:text-align="start" style:justify-single-word="false"/>
      <style:text-properties style:font-name="Yu Gothic UI Light1" fo:font-size="10pt" fo:font-weight="normal" officeooo:rsid="0059aedc" officeooo:paragraph-rsid="006854a9" style:font-name-asian="Yu Gothic UI Light1" style:font-size-asian="8.75pt" style:font-weight-asian="normal" style:font-size-complex="10pt" style:font-weight-complex="normal"/>
    </style:style>
    <style:style style:name="P128" style:family="paragraph" style:parent-style-name="Table_20_Contents">
      <style:paragraph-properties fo:text-align="start" style:justify-single-word="false"/>
      <style:text-properties style:font-name="Yu Gothic UI Light" fo:font-size="12pt" fo:font-weight="bold" officeooo:rsid="005731ef" officeooo:paragraph-rsid="006854a9" style:font-name-asian="Yu Gothic UI Light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style:font-name="Yu Gothic UI Light" fo:font-size="10pt" fo:font-weight="normal" officeooo:rsid="005731ef" officeooo:paragraph-rsid="006854a9" style:font-name-asian="Yu Gothic UI Light1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32a7bd" style:font-size-asian="8.75pt" style:font-size-complex="10pt"/>
    </style:style>
    <style:style style:name="T3" style:family="text">
      <style:text-properties fo:font-size="10pt" officeooo:rsid="0059aedc" style:font-size-asian="8.75pt" style:font-size-complex="10pt"/>
    </style:style>
    <style:style style:name="T4" style:family="text">
      <style:text-properties fo:font-size="10pt" officeooo:rsid="005c0c4d" style:font-size-asian="8.75pt" style:font-size-complex="10pt"/>
    </style:style>
    <style:style style:name="T5" style:family="text">
      <style:text-properties fo:font-size="10pt" officeooo:rsid="00694a65" style:font-size-asian="8.75pt" style:font-size-complex="10pt"/>
    </style:style>
    <style:style style:name="T6" style:family="text">
      <style:text-properties fo:font-size="10pt" fo:font-weight="normal" officeooo:rsid="002fe71b" style:font-size-asian="8.75pt" style:font-weight-asian="normal" style:font-size-complex="10pt" style:font-weight-complex="normal"/>
    </style:style>
    <style:style style:name="T7" style:family="text">
      <style:text-properties fo:font-size="10pt" fo:font-weight="normal" officeooo:rsid="0059aedc" style:font-size-asian="8.75pt" style:font-weight-asian="normal" style:font-size-complex="10pt"/>
    </style:style>
    <style:style style:name="T8" style:family="text">
      <style:text-properties fo:font-size="10pt" fo:font-weight="normal" officeooo:rsid="005d7f97" style:font-size-asian="8.75pt" style:font-weight-asian="normal" style:font-size-complex="10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2e2bec" style:font-size-asian="10pt" style:font-weight-asian="normal" style:font-size-complex="10pt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32a7bd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59aedc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5d7f97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53e762" style:font-size-asian="12pt" style:language-asian="ja" style:country-asian="JP" style:font-weight-asian="bold" style:font-size-complex="12pt" style:font-weight-complex="bold"/>
    </style:style>
    <style:style style:name="T17" style:family="text">
      <style:text-properties fo:font-size="12pt" fo:font-weight="bold" officeooo:rsid="00529589" style:font-size-asian="12pt" style:language-asian="ja" style:country-asian="JP" style:font-weight-asian="bold" style:font-size-complex="12pt" style:font-weight-complex="bold"/>
    </style:style>
    <style:style style:name="T18" style:family="text">
      <style:text-properties fo:font-size="12pt" fo:font-weight="bold" style:font-weight-asian="bold" style:font-size-complex="12pt" style:font-weight-complex="bold"/>
    </style:style>
    <style:style style:name="T19" style:family="text">
      <style:text-properties officeooo:rsid="001a355a"/>
    </style:style>
    <style:style style:name="T20" style:family="text">
      <style:text-properties fo:color="#ff0000"/>
    </style:style>
    <style:style style:name="T21" style:family="text">
      <style:text-properties fo:color="#ff0000" style:font-name="Yu Gothic UI Light1" fo:font-size="12pt" fo:font-style="normal" fo:font-weight="bold" style:font-name-asian="Yu Gothic UI Light1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color="#ff0000" style:font-name="Yu Gothic UI Light" fo:font-size="12pt" fo:font-style="normal" fo:font-weight="bold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officeooo:rsid="001faa29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font-name="Yu Gothic UI Light" fo:font-size="10pt" fo:font-style="normal" fo:font-weight="bold" officeooo:rsid="005c8980" style:font-name-asian="Yu Gothic UI Light" style:font-size-asian="10pt" style:font-style-asian="normal" style:font-weight-asian="bold" style:font-size-complex="10pt"/>
    </style:style>
    <style:style style:name="T26" style:family="text">
      <style:text-properties style:font-name="Yu Gothic UI Light" fo:font-size="10pt" fo:font-weight="normal" officeooo:rsid="005d7f97" style:font-name-asian="Yu Gothic UI Light" style:font-size-asian="10pt" style:font-weight-asian="normal" style:font-size-complex="10pt"/>
    </style:style>
    <style:style style:name="T27" style:family="text">
      <style:text-properties style:font-name="Yu Gothic UI Light" fo:font-size="12pt" fo:font-weight="bold" officeooo:rsid="004bcc1e" style:font-name-asian="Yu Gothic UI Light" style:font-size-asian="12pt" style:font-weight-asian="bold" style:font-size-complex="12pt" style:font-weight-complex="bold"/>
    </style:style>
    <style:style style:name="T28" style:family="text">
      <style:text-properties style:font-name="Yu Gothic UI Light" fo:font-size="12pt" fo:font-weight="bold" officeooo:rsid="004f4e59" style:font-name-asian="Yu Gothic UI Light" style:font-size-asian="12pt" style:font-weight-asian="bold" style:font-size-complex="12pt" style:font-weight-complex="bold"/>
    </style:style>
    <style:style style:name="T29" style:family="text">
      <style:text-properties style:font-name="Yu Gothic UI Light" fo:font-size="12pt" fo:font-weight="bold" officeooo:rsid="005d7f97" style:font-name-asian="Yu Gothic UI Light" style:font-size-asian="12pt" style:font-weight-asian="bold" style:font-size-complex="12pt" style:font-weight-complex="bold"/>
    </style:style>
    <style:style style:name="T30" style:family="text">
      <style:text-properties style:font-name="Yu Gothic UI Light" fo:font-size="12pt" fo:font-style="normal" fo:font-weight="bold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language-asian="ja" style:country-asian="JP"/>
    </style:style>
    <style:style style:name="T32" style:family="text">
      <style:text-properties officeooo:rsid="002e2bec"/>
    </style:style>
    <style:style style:name="T33" style:family="text">
      <style:text-properties style:font-name="Yu Gothic UI Light1" fo:font-size="12pt" fo:font-weight="bold" style:font-name-asian="Yu Gothic UI Light1" style:font-size-asian="12pt" style:font-weight-asian="bold" style:font-size-complex="12pt" style:font-weight-complex="bold"/>
    </style:style>
    <style:style style:name="T34" style:family="text">
      <style:text-properties style:font-name="Yu Gothic UI Light1" fo:font-size="12pt" fo:font-weight="bold" officeooo:rsid="005ccc6f" style:font-name-asian="Yu Gothic UI Light1" style:font-size-asian="12pt" style:font-weight-asian="bold" style:font-size-complex="12pt" style:font-weight-complex="bold"/>
    </style:style>
    <style:style style:name="T35" style:family="text">
      <style:text-properties style:font-name="Yu Gothic UI Light1" fo:font-size="12pt" fo:language="es" fo:country="ES" fo:font-weight="bold" officeooo:rsid="00655e49" style:font-name-asian="Yu Gothic UI Light1" style:font-size-asian="12pt" style:language-asian="ja" style:country-asian="JP" style:font-weight-asian="bold" style:font-size-complex="12pt" style:font-weight-complex="bold"/>
    </style:style>
    <style:style style:name="T36" style:family="text">
      <style:text-properties style:font-name="Yu Gothic UI Light1" fo:font-size="10pt" fo:language="en" fo:country="US" officeooo:rsid="00403609" style:font-name-asian="Yu Gothic UI Light1" style:font-size-asian="10pt" style:font-size-complex="10pt"/>
    </style:style>
    <style:style style:name="T37" style:family="text">
      <style:text-properties style:font-name="Yu Gothic UI Light1" fo:font-size="10pt" fo:language="es" fo:country="ES" officeooo:rsid="004a7e15" style:font-name-asian="Yu Gothic UI Light1" style:font-size-asian="10pt" style:language-asian="ja" style:country-asian="JP" style:font-size-complex="10pt" style:font-weight-complex="normal"/>
    </style:style>
    <style:style style:name="T38" style:family="text">
      <style:text-properties style:font-name="Yu Gothic UI Light1" fo:font-size="10pt" fo:language="es" fo:country="ES" officeooo:rsid="004bcc1e" style:font-name-asian="Yu Gothic UI Light1" style:font-size-asian="10pt" style:language-asian="ja" style:country-asian="JP" style:font-size-complex="10pt" style:font-weight-complex="normal"/>
    </style:style>
    <style:style style:name="T39" style:family="text">
      <style:text-properties style:font-name="Yu Gothic UI Light1" fo:font-size="10pt" fo:language="es" fo:country="ES" fo:font-weight="normal" officeooo:rsid="00655e49" style:font-name-asian="Yu Gothic UI Light1" style:font-size-asian="10pt" style:language-asian="ja" style:country-asian="JP" style:font-weight-asian="normal" style:font-size-complex="10pt" style:font-weight-complex="normal"/>
    </style:style>
    <style:style style:name="T40" style:family="text">
      <style:text-properties style:font-name="Yu Gothic UI Light1" fo:font-size="10pt" fo:font-weight="normal" officeooo:rsid="004bcc1e" style:font-name-asian="Yu Gothic UI Light1" style:font-size-asian="10pt" style:font-weight-asian="normal" style:font-size-complex="10pt"/>
    </style:style>
    <style:style style:name="T41" style:family="text">
      <style:text-properties style:font-name="Yu Gothic UI Light1" fo:font-size="10pt" fo:font-weight="normal" officeooo:rsid="004f4e59" style:font-name-asian="Yu Gothic UI Light1" style:font-size-asian="10pt" style:font-weight-asian="normal" style:font-size-complex="10pt"/>
    </style:style>
    <style:style style:name="T42" style:family="text">
      <style:text-properties style:font-name="Yu Gothic UI Light1" fo:font-size="10pt" fo:font-weight="normal" officeooo:rsid="005ccc6f" style:font-name-asian="Yu Gothic UI Light1" style:font-size-asian="8.75pt" style:font-weight-asian="normal" style:font-size-complex="10pt" style:font-weight-complex="normal"/>
    </style:style>
    <style:style style:name="T43" style:family="text">
      <style:text-properties style:font-name="Yu Gothic UI Light1" fo:font-size="10pt" officeooo:rsid="005ccc6f" style:font-name-asian="Yu Gothic UI Light1" style:font-size-asian="10pt" style:font-size-complex="10pt"/>
    </style:style>
    <style:style style:name="T44" style:family="text">
      <style:text-properties officeooo:rsid="002f3b71"/>
    </style:style>
    <style:style style:name="T45" style:family="text">
      <style:text-properties officeooo:rsid="002fe71b"/>
    </style:style>
    <style:style style:name="T46" style:family="text">
      <style:text-properties officeooo:rsid="003ef6cf"/>
    </style:style>
    <style:style style:name="T47" style:family="text">
      <style:text-properties style:font-name="Yu Gothic Light1" fo:font-size="12pt" officeooo:rsid="0032a7bd" style:font-size-asian="12pt" style:font-size-complex="12pt"/>
    </style:style>
    <style:style style:name="T48" style:family="text">
      <style:text-properties style:font-name="Yu Gothic Light1" fo:font-size="12pt" fo:font-weight="bold" officeooo:rsid="0042a987" style:font-name-asian="Yu Gothic Light1" style:font-size-asian="12pt" style:font-weight-asian="bold" style:font-size-complex="12pt" style:font-weight-complex="bold"/>
    </style:style>
    <style:style style:name="T49" style:family="text">
      <style:text-properties style:font-name="Yu Gothic Light1" fo:font-size="12pt" fo:language="en" fo:country="US" officeooo:rsid="0032a7bd" style:font-size-asian="12pt" style:language-asian="ja" style:country-asian="JP" style:font-size-complex="12pt" style:font-weight-complex="normal"/>
    </style:style>
    <style:style style:name="T50" style:family="text">
      <style:text-properties style:font-name="Yu Gothic Light1" fo:font-size="10pt" fo:font-weight="normal" officeooo:rsid="0042a987" style:font-name-asian="Yu Gothic Light1" style:font-size-asian="10pt" style:font-weight-asian="normal" style:font-size-complex="10pt" style:font-weight-complex="normal"/>
    </style:style>
    <style:style style:name="T51" style:family="text">
      <style:text-properties officeooo:rsid="0053e762"/>
    </style:style>
    <style:style style:name="T52" style:family="text">
      <style:text-properties fo:font-weight="normal" officeooo:rsid="00529589" style:language-asian="ja" style:country-asian="JP" style:font-weight-asian="normal" style:font-weight-complex="normal"/>
    </style:style>
    <style:style style:name="T53" style:family="text">
      <style:text-properties officeooo:rsid="0055d124"/>
    </style:style>
    <style:style style:name="T54" style:family="text">
      <style:text-properties officeooo:rsid="0059aedc"/>
    </style:style>
    <style:style style:name="T55" style:family="text">
      <style:text-properties style:font-size-asian="10pt"/>
    </style:style>
    <style:style style:name="T56" style:family="text">
      <style:text-properties officeooo:rsid="005c0c4d"/>
    </style:style>
    <style:style style:name="T57" style:family="text">
      <style:text-properties officeooo:rsid="00605a40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4">
          <style:column style:rel-width="1285*" fo:start-indent="0cm" fo:end-indent="0cm"/>
          <style:column style:rel-width="1548*" fo:start-indent="0cm" fo:end-indent="0cm"/>
          <style:column style:rel-width="2174*" fo:start-indent="0cm" fo:end-indent="0cm"/>
          <style:column style:rel-width="2267*" fo:start-indent="0cm" fo:end-indent="0cm"/>
        </style:columns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.4cm" fo:margin-right="0.4cm" style:vertical-pos="from-top" style:vertical-rel="paragraph" style:horizontal-pos="from-left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9"><draw:frame draw:style-name="fr1" draw:name="Marco5" text:anchor-type="paragraph" svg:x="-0.03cm" svg:y="0.011cm" svg:width="12.831cm" draw:z-index="0"><draw:text-box fo:min-height="19.004cm"><text:p text:style-name="P21">Números</text:p><text:p text:style-name="P29">1: <text:ruby text:style-name="Ru1"><text:ruby-base><text:span text:style-name="T31">一</text:span></text:ruby-base><text:ruby-text>いち</text:ruby-text></text:ruby></text:p><text:p text:style-name="P30">2: <text:ruby text:style-name="Ru1"><text:ruby-base>ニ</text:ruby-base><text:ruby-text>に</text:ruby-text></text:ruby></text:p><text:p text:style-name="P30">3: <text:ruby text:style-name="Ru1"><text:ruby-base>三</text:ruby-base><text:ruby-text>さん</text:ruby-text></text:ruby></text:p><text:p text:style-name="P30">4: <text:ruby text:style-name="Ru1"><text:ruby-base>四</text:ruby-base><text:ruby-text>し / よん</text:ruby-text></text:ruby></text:p><text:p text:style-name="P30">5: <text:ruby text:style-name="Ru1"><text:ruby-base>五</text:ruby-base><text:ruby-text>ご</text:ruby-text></text:ruby></text:p><text:p text:style-name="P30">6: <text:ruby text:style-name="Ru1"><text:ruby-base><text:span text:style-name="T19">六</text:span></text:ruby-base><text:ruby-text>ろく</text:ruby-text></text:ruby></text:p><text:p text:style-name="P30">7: <text:ruby text:style-name="Ru1"><text:ruby-base>七</text:ruby-base><text:ruby-text>しち / なな</text:ruby-text></text:ruby></text:p><text:p text:style-name="P30">8: <text:ruby text:style-name="Ru1"><text:ruby-base>八</text:ruby-base><text:ruby-text>はち</text:ruby-text></text:ruby></text:p><text:p text:style-name="P30">9: <text:ruby text:style-name="Ru1"><text:ruby-base>九</text:ruby-base><text:ruby-text>きゅう</text:ruby-text></text:ruby></text:p><text:p text:style-name="P45">10: <text:ruby text:style-name="Ru1"><text:ruby-base>十</text:ruby-base><text:ruby-text>じゅう</text:ruby-text></text:ruby></text:p><text:p text:style-name="P31">11: 十一</text:p><text:p text:style-name="P31">。。。</text:p><text:p text:style-name="P31">20: 二十</text:p><text:p text:style-name="P31">21: 二十一</text:p><text:p text:style-name="P31">。。。</text:p><text:p text:style-name="P31">98: 九十八</text:p><text:p text:style-name="P31">99: 九十九</text:p><text:p text:style-name="P31"/><text:p text:style-name="P31">100: <text:ruby text:style-name="Ru1"><text:ruby-base>百</text:ruby-base><text:ruby-text>ひゃく</text:ruby-text></text:ruby> </text:p><text:p text:style-name="P31">101: 百一</text:p><text:p text:style-name="P32">。。。</text:p><text:p text:style-name="P32">199: 百九十九</text:p><text:p text:style-name="P31">200: 二百</text:p><text:p text:style-name="P31">。。。</text:p><text:p text:style-name="P35">300: <text:ruby text:style-name="Ru1"><text:ruby-base>三百</text:ruby-base><text:ruby-text>さんびゃく</text:ruby-text></text:ruby></text:p><text:p text:style-name="P36">301: 三百一</text:p><text:p text:style-name="P35">。。。</text:p><text:p text:style-name="P31">400: <text:ruby text:style-name="Ru1"><text:ruby-base>四百</text:ruby-base><text:ruby-text>よんひゃく</text:ruby-text></text:ruby></text:p><text:p text:style-name="P32">401: 四百一</text:p><text:p text:style-name="P32">。。。</text:p><text:p text:style-name="P32">500: 五百</text:p><text:p text:style-name="P32">。。。</text:p><text:p text:style-name="P36">600: <text:ruby text:style-name="Ru1"><text:ruby-base>六百</text:ruby-base><text:ruby-text>ろっぴゃく</text:ruby-text></text:ruby></text:p><text:p text:style-name="P36">601: 六百一</text:p><text:p text:style-name="P36">。。。</text:p><text:p text:style-name="P32">700: <text:ruby text:style-name="Ru1"><text:ruby-base>七百</text:ruby-base><text:ruby-text>ななひゃく</text:ruby-text></text:ruby></text:p><text:p text:style-name="P32">。。。</text:p><text:p text:style-name="P36">800: <text:ruby text:style-name="Ru1"><text:ruby-base>八百</text:ruby-base><text:ruby-text>はっぴゃく</text:ruby-text></text:ruby></text:p><text:p text:style-name="P37">801: 八百一</text:p><text:p text:style-name="P37">。。。</text:p><text:p text:style-name="P32">900: 五百</text:p><text:p text:style-name="P32">。。。</text:p><text:p text:style-name="P34">1000: <text:ruby text:style-name="Ru1"><text:ruby-base>千</text:ruby-base><text:ruby-text>せん</text:ruby-text></text:ruby></text:p><text:p text:style-name="P34">1001: 千一</text:p><text:p text:style-name="P34">。。。</text:p><text:p text:style-name="P34">1999: 千九百九十九</text:p><text:p text:style-name="P34">2000: 二千</text:p><text:p text:style-name="P38">3000: <text:ruby text:style-name="Ru1"><text:ruby-base>三千</text:ruby-base><text:ruby-text>さんぜん</text:ruby-text></text:ruby></text:p><text:p text:style-name="P38">3001: 三千一</text:p><text:p text:style-name="P38">。。。</text:p><text:p text:style-name="P34">4000: 四千</text:p><text:p text:style-name="P34">5000: 五千</text:p><text:p text:style-name="P34">6000: 六千</text:p><text:p text:style-name="P34">7000: 七千</text:p><text:p text:style-name="P38">8000: <text:ruby text:style-name="Ru1"><text:ruby-base>八千</text:ruby-base><text:ruby-text>はっせん</text:ruby-text></text:ruby></text:p><text:p text:style-name="P34">8001: 八千一</text:p><text:p text:style-name="P34">。。。</text:p><text:p text:style-name="P34">9000: 九千</text:p><text:p text:style-name="P33">。。。</text:p><text:p text:style-name="P34">10000: <text:ruby text:style-name="Ru1"><text:ruby-base>一万</text:ruby-base><text:ruby-text>いちまん</text:ruby-text></text:ruby></text:p><text:p text:style-name="P34">20000: 二万</text:p><text:p text:style-name="P34">30000: 三万</text:p><text:p text:style-name="P34">。。。</text:p><text:p text:style-name="P34">100000: 十万</text:p><text:p text:style-name="P34">1000000: 百万</text:p><text:p text:style-name="P34">10000000: 千万</text:p><text:p text:style-name="P34">100000000: <text:ruby text:style-name="Ru1"><text:ruby-base>一億</text:ruby-base><text:ruby-text>いちおく</text:ruby-text></text:ruby></text:p><text:p text:style-name="P34">200000000: 二億</text:p><text:p text:style-name="P13"/><text:p text:style-name="P18">Las lectura del 4 y el 7 <text:span text:style-name="T13">し</text:span>　 y <text:span text:style-name="T13">しち</text:span> normalmente sólo se emplean con el número suelto.</text:p><text:p text:style-name="P18"/><text:p text:style-name="P14"><text:span text:style-name="T23">E</text:span>stán marcados en <text:span text:style-name="T20">rojo</text:span> aquellos números cuya pronunciación es irregular.</text:p><text:p text:style-name="P14"/><text:p text:style-name="P15">En Japón el diezmil es una unidad propia, no un múltiplo de mil, por lo que números grandes se costruyen en múltiplos de diezmil, no de mil.</text:p><text:p text:style-name="P16">Punto decimal (<text:ruby text:style-name="Ru1"><text:ruby-base><text:span text:style-name="T13">点</text:span></text:ruby-base><text:ruby-text>てん</text:ruby-text></text:ruby>)</text:p><text:p text:style-name="P16">Los decimales se escriben con “.” y se leen igual, incluyendo la lectura del punto.</text:p></draw:text-box></draw:frame><text:soft-page-break/>Días del mes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>
          <table:table-cell table:style-name="Tabla6.A1" office:value-type="string">
            <text:p text:style-name="P79">¿Qué dia?</text:p>
          </table:table-cell>
          <table:table-cell table:style-name="Tabla6.A1" office:value-type="string">
            <text:p text:style-name="P65">何日</text:p>
          </table:table-cell>
          <table:table-cell table:style-name="Tabla6.A1" office:value-type="string">
            <text:p text:style-name="P65">なん・にち</text:p>
          </table:table-cell>
          <table:table-cell table:style-name="Tabla6.A1" office:value-type="string">
            <text:p text:style-name="P78">16</text:p>
          </table:table-cell>
          <table:table-cell table:style-name="Tabla6.A1" office:value-type="string">
            <text:p text:style-name="P65">十六日</text:p>
          </table:table-cell>
          <table:table-cell table:style-name="Tabla6.F1" office:value-type="string">
            <text:p text:style-name="P65">じゅう・ろく・にち</text:p>
          </table:table-cell>
        </table:table-row>
        <table:table-row>
          <table:table-cell table:style-name="Tabla6.A2" office:value-type="string">
            <text:p text:style-name="P78">1</text:p>
          </table:table-cell>
          <table:table-cell table:style-name="Tabla6.A2" office:value-type="string">
            <text:p text:style-name="P65">一日</text:p>
          </table:table-cell>
          <table:table-cell table:style-name="Tabla6.A2" office:value-type="string">
            <text:p text:style-name="P87"><text:span text:style-name="Emphasis"><text:span text:style-name="T21">ついたち</text:span></text:span></text:p>
          </table:table-cell>
          <table:table-cell table:style-name="Tabla6.A2" office:value-type="string">
            <text:p text:style-name="P78">17</text:p>
          </table:table-cell>
          <table:table-cell table:style-name="Tabla6.A2" office:value-type="string">
            <text:p text:style-name="P65">十七日</text:p>
          </table:table-cell>
          <table:table-cell table:style-name="Tabla6.F2" office:value-type="string">
            <text:p text:style-name="P87"><text:span text:style-name="Emphasis"><text:span text:style-name="T21">じゅう・しち・にち</text:span></text:span></text:p>
          </table:table-cell>
        </table:table-row>
        <table:table-row>
          <table:table-cell table:style-name="Tabla6.A2" office:value-type="string">
            <text:p text:style-name="P78">2</text:p>
          </table:table-cell>
          <table:table-cell table:style-name="Tabla6.A2" office:value-type="string">
            <text:p text:style-name="P65">二日</text:p>
          </table:table-cell>
          <table:table-cell table:style-name="Tabla6.A2" office:value-type="string">
            <text:p text:style-name="P87"><text:span text:style-name="Emphasis"><text:span text:style-name="T21">ふつ・か</text:span></text:span></text:p>
          </table:table-cell>
          <table:table-cell table:style-name="Tabla6.A2" office:value-type="string">
            <text:p text:style-name="P78">18</text:p>
          </table:table-cell>
          <table:table-cell table:style-name="Tabla6.A2" office:value-type="string">
            <text:p text:style-name="P65">十八日</text:p>
          </table:table-cell>
          <table:table-cell table:style-name="Tabla6.F2" office:value-type="string">
            <text:p text:style-name="P65">じゅう・はち・にち</text:p>
          </table:table-cell>
        </table:table-row>
        <table:table-row>
          <table:table-cell table:style-name="Tabla6.A2" office:value-type="string">
            <text:p text:style-name="P78">3</text:p>
          </table:table-cell>
          <table:table-cell table:style-name="Tabla6.A2" office:value-type="string">
            <text:p text:style-name="P65">三日</text:p>
          </table:table-cell>
          <table:table-cell table:style-name="Tabla6.A2" office:value-type="string">
            <text:p text:style-name="P87"><text:span text:style-name="Emphasis"><text:span text:style-name="T21">みっ・か</text:span></text:span></text:p>
          </table:table-cell>
          <table:table-cell table:style-name="Tabla6.A2" office:value-type="string">
            <text:p text:style-name="P78">19</text:p>
          </table:table-cell>
          <table:table-cell table:style-name="Tabla6.A2" office:value-type="string">
            <text:p text:style-name="P65">十九日</text:p>
          </table:table-cell>
          <table:table-cell table:style-name="Tabla6.F2" office:value-type="string">
            <text:p text:style-name="P87"><text:span text:style-name="Emphasis"><text:span text:style-name="T21">じゅう・く・にち</text:span></text:span></text:p>
          </table:table-cell>
        </table:table-row>
        <table:table-row>
          <table:table-cell table:style-name="Tabla6.A2" office:value-type="string">
            <text:p text:style-name="P78">4</text:p>
          </table:table-cell>
          <table:table-cell table:style-name="Tabla6.A2" office:value-type="string">
            <text:p text:style-name="P65">四日</text:p>
          </table:table-cell>
          <table:table-cell table:style-name="Tabla6.A2" office:value-type="string">
            <text:p text:style-name="P87"><text:span text:style-name="Emphasis"><text:span text:style-name="T21">よっ・か</text:span></text:span></text:p>
          </table:table-cell>
          <table:table-cell table:style-name="Tabla6.A2" office:value-type="string">
            <text:p text:style-name="P78">20</text:p>
          </table:table-cell>
          <table:table-cell table:style-name="Tabla6.A2" office:value-type="string">
            <text:p text:style-name="P65">二十日</text:p>
          </table:table-cell>
          <table:table-cell table:style-name="Tabla6.F2" office:value-type="string">
            <text:p text:style-name="P87"><text:span text:style-name="Emphasis"><text:span text:style-name="T21">はつ・か</text:span></text:span></text:p>
          </table:table-cell>
        </table:table-row>
        <table:table-row>
          <table:table-cell table:style-name="Tabla6.A2" office:value-type="string">
            <text:p text:style-name="P78">5</text:p>
          </table:table-cell>
          <table:table-cell table:style-name="Tabla6.A2" office:value-type="string">
            <text:p text:style-name="P65">五日</text:p>
          </table:table-cell>
          <table:table-cell table:style-name="Tabla6.A2" office:value-type="string">
            <text:p text:style-name="P87"><text:span text:style-name="Emphasis"><text:span text:style-name="T21">いつ・か</text:span></text:span></text:p>
          </table:table-cell>
          <table:table-cell table:style-name="Tabla6.A2" office:value-type="string">
            <text:p text:style-name="P78">21</text:p>
          </table:table-cell>
          <table:table-cell table:style-name="Tabla6.A2" office:value-type="string">
            <text:p text:style-name="P65">二十一日</text:p>
          </table:table-cell>
          <table:table-cell table:style-name="Tabla6.F2" office:value-type="string">
            <text:p text:style-name="P65">に・じゅう・いち・にち</text:p>
          </table:table-cell>
        </table:table-row>
        <table:table-row>
          <table:table-cell table:style-name="Tabla6.A2" office:value-type="string">
            <text:p text:style-name="P78">6</text:p>
          </table:table-cell>
          <table:table-cell table:style-name="Tabla6.A2" office:value-type="string">
            <text:p text:style-name="P65">六日</text:p>
          </table:table-cell>
          <table:table-cell table:style-name="Tabla6.A2" office:value-type="string">
            <text:p text:style-name="P87"><text:span text:style-name="Emphasis"><text:span text:style-name="T21">むい・か</text:span></text:span></text:p>
          </table:table-cell>
          <table:table-cell table:style-name="Tabla6.A2" office:value-type="string">
            <text:p text:style-name="P78">2<text:span text:style-name="T46">2</text:span></text:p>
          </table:table-cell>
          <table:table-cell table:style-name="Tabla6.A2" office:value-type="string">
            <text:p text:style-name="P65">二十二日</text:p>
          </table:table-cell>
          <table:table-cell table:style-name="Tabla6.F2" office:value-type="string">
            <text:p text:style-name="P65">に・じゅう・に・にち</text:p>
          </table:table-cell>
        </table:table-row>
        <table:table-row>
          <table:table-cell table:style-name="Tabla6.A2" office:value-type="string">
            <text:p text:style-name="P78">7</text:p>
          </table:table-cell>
          <table:table-cell table:style-name="Tabla6.A2" office:value-type="string">
            <text:p text:style-name="P65">七日</text:p>
          </table:table-cell>
          <table:table-cell table:style-name="Tabla6.A2" office:value-type="string">
            <text:p text:style-name="P87"><text:span text:style-name="Emphasis"><text:span text:style-name="T21">なの・か</text:span></text:span></text:p>
          </table:table-cell>
          <table:table-cell table:style-name="Tabla6.A2" office:value-type="string">
            <text:p text:style-name="P78">23</text:p>
          </table:table-cell>
          <table:table-cell table:style-name="Tabla6.A2" office:value-type="string">
            <text:p text:style-name="P65">二十三日</text:p>
          </table:table-cell>
          <table:table-cell table:style-name="Tabla6.F2" office:value-type="string">
            <text:p text:style-name="P65">に・じゅう・さん・にち</text:p>
          </table:table-cell>
        </table:table-row>
        <table:table-row>
          <table:table-cell table:style-name="Tabla6.A2" office:value-type="string">
            <text:p text:style-name="P78">8</text:p>
          </table:table-cell>
          <table:table-cell table:style-name="Tabla6.A2" office:value-type="string">
            <text:p text:style-name="P65">八日</text:p>
          </table:table-cell>
          <table:table-cell table:style-name="Tabla6.A2" office:value-type="string">
            <text:p text:style-name="P87"><text:span text:style-name="Emphasis"><text:span text:style-name="T21">よう・か</text:span></text:span></text:p>
          </table:table-cell>
          <table:table-cell table:style-name="Tabla6.A2" office:value-type="string">
            <text:p text:style-name="P78">24</text:p>
          </table:table-cell>
          <table:table-cell table:style-name="Tabla6.A2" office:value-type="string">
            <text:p text:style-name="P65">二十四日</text:p>
          </table:table-cell>
          <table:table-cell table:style-name="Tabla6.F2" office:value-type="string">
            <text:p text:style-name="P87"><text:span text:style-name="Emphasis"><text:span text:style-name="T21">に・じゅう・よっ・か</text:span></text:span></text:p>
          </table:table-cell>
        </table:table-row>
        <table:table-row>
          <table:table-cell table:style-name="Tabla6.A2" office:value-type="string">
            <text:p text:style-name="P78">9</text:p>
          </table:table-cell>
          <table:table-cell table:style-name="Tabla6.A2" office:value-type="string">
            <text:p text:style-name="P65">九日</text:p>
          </table:table-cell>
          <table:table-cell table:style-name="Tabla6.A2" office:value-type="string">
            <text:p text:style-name="P87"><text:span text:style-name="Emphasis"><text:span text:style-name="T21">ここの・か</text:span></text:span></text:p>
          </table:table-cell>
          <table:table-cell table:style-name="Tabla6.A2" office:value-type="string">
            <text:p text:style-name="P78">25</text:p>
          </table:table-cell>
          <table:table-cell table:style-name="Tabla6.A2" office:value-type="string">
            <text:p text:style-name="P65">二十五日</text:p>
          </table:table-cell>
          <table:table-cell table:style-name="Tabla6.F2" office:value-type="string">
            <text:p text:style-name="P65">に・じゅう・ご・にち</text:p>
          </table:table-cell>
        </table:table-row>
        <table:table-row>
          <table:table-cell table:style-name="Tabla6.A2" office:value-type="string">
            <text:p text:style-name="P78">10</text:p>
          </table:table-cell>
          <table:table-cell table:style-name="Tabla6.A2" office:value-type="string">
            <text:p text:style-name="P65">十日</text:p>
          </table:table-cell>
          <table:table-cell table:style-name="Tabla6.A2" office:value-type="string">
            <text:p text:style-name="P87"><text:span text:style-name="Emphasis"><text:span text:style-name="T21">とお・か</text:span></text:span></text:p>
          </table:table-cell>
          <table:table-cell table:style-name="Tabla6.A2" office:value-type="string">
            <text:p text:style-name="P78">26</text:p>
          </table:table-cell>
          <table:table-cell table:style-name="Tabla6.A2" office:value-type="string">
            <text:p text:style-name="P65">二十六日</text:p>
          </table:table-cell>
          <table:table-cell table:style-name="Tabla6.F2" office:value-type="string">
            <text:p text:style-name="P65">に・じゅう・ろく・にち</text:p>
          </table:table-cell>
        </table:table-row>
        <table:table-row>
          <table:table-cell table:style-name="Tabla6.A2" office:value-type="string">
            <text:p text:style-name="P78">11</text:p>
          </table:table-cell>
          <table:table-cell table:style-name="Tabla6.A2" office:value-type="string">
            <text:p text:style-name="P65">十一日</text:p>
          </table:table-cell>
          <table:table-cell table:style-name="Tabla6.A2" office:value-type="string">
            <text:p text:style-name="P65">じゅう・いち・にち</text:p>
          </table:table-cell>
          <table:table-cell table:style-name="Tabla6.A2" office:value-type="string">
            <text:p text:style-name="P78">27</text:p>
          </table:table-cell>
          <table:table-cell table:style-name="Tabla6.A2" office:value-type="string">
            <text:p text:style-name="P65">二十七日</text:p>
          </table:table-cell>
          <table:table-cell table:style-name="Tabla6.F2" office:value-type="string">
            <text:p text:style-name="P87"><text:span text:style-name="Emphasis"><text:span text:style-name="T21">に・じゅう・しち・にち</text:span></text:span></text:p>
          </table:table-cell>
        </table:table-row>
        <table:table-row>
          <table:table-cell table:style-name="Tabla6.A2" office:value-type="string">
            <text:p text:style-name="P78">12</text:p>
          </table:table-cell>
          <table:table-cell table:style-name="Tabla6.A2" office:value-type="string">
            <text:p text:style-name="P65">十二日</text:p>
          </table:table-cell>
          <table:table-cell table:style-name="Tabla6.A2" office:value-type="string">
            <text:p text:style-name="P65">じゅう・に・にち</text:p>
          </table:table-cell>
          <table:table-cell table:style-name="Tabla6.A2" office:value-type="string">
            <text:p text:style-name="P78">28</text:p>
          </table:table-cell>
          <table:table-cell table:style-name="Tabla6.A2" office:value-type="string">
            <text:p text:style-name="P65">二十八日</text:p>
          </table:table-cell>
          <table:table-cell table:style-name="Tabla6.F2" office:value-type="string">
            <text:p text:style-name="P65">に・じゅう・はち・にち</text:p>
          </table:table-cell>
        </table:table-row>
        <table:table-row>
          <table:table-cell table:style-name="Tabla6.A2" office:value-type="string">
            <text:p text:style-name="P78">13</text:p>
          </table:table-cell>
          <table:table-cell table:style-name="Tabla6.A2" office:value-type="string">
            <text:p text:style-name="P65">十三日</text:p>
          </table:table-cell>
          <table:table-cell table:style-name="Tabla6.A2" office:value-type="string">
            <text:p text:style-name="P65">じゅう・さん・にち</text:p>
          </table:table-cell>
          <table:table-cell table:style-name="Tabla6.A2" office:value-type="string">
            <text:p text:style-name="P78">29</text:p>
          </table:table-cell>
          <table:table-cell table:style-name="Tabla6.A2" office:value-type="string">
            <text:p text:style-name="P65">二十九日</text:p>
          </table:table-cell>
          <table:table-cell table:style-name="Tabla6.F2" office:value-type="string">
            <text:p text:style-name="P87"><text:span text:style-name="Emphasis"><text:span text:style-name="T21">に・じゅう・く・にち</text:span></text:span></text:p>
          </table:table-cell>
        </table:table-row>
        <table:table-row>
          <table:table-cell table:style-name="Tabla6.A2" office:value-type="string">
            <text:p text:style-name="P78">14</text:p>
          </table:table-cell>
          <table:table-cell table:style-name="Tabla6.A2" office:value-type="string">
            <text:p text:style-name="P65">十四日</text:p>
          </table:table-cell>
          <table:table-cell table:style-name="Tabla6.A2" office:value-type="string">
            <text:p text:style-name="P87"><text:span text:style-name="Emphasis"><text:span text:style-name="T21">じゅう・よっ・か</text:span></text:span></text:p>
          </table:table-cell>
          <table:table-cell table:style-name="Tabla6.A2" office:value-type="string">
            <text:p text:style-name="P78">30</text:p>
          </table:table-cell>
          <table:table-cell table:style-name="Tabla6.A2" office:value-type="string">
            <text:p text:style-name="P65">三十日</text:p>
          </table:table-cell>
          <table:table-cell table:style-name="Tabla6.F2" office:value-type="string">
            <text:p text:style-name="P65">さん・じゅう・にち</text:p>
          </table:table-cell>
        </table:table-row>
        <table:table-row>
          <table:table-cell table:style-name="Tabla6.A2" office:value-type="string">
            <text:p text:style-name="P78">15</text:p>
          </table:table-cell>
          <table:table-cell table:style-name="Tabla6.A2" office:value-type="string">
            <text:p text:style-name="P65">十五日</text:p>
          </table:table-cell>
          <table:table-cell table:style-name="Tabla6.A2" office:value-type="string">
            <text:p text:style-name="P65">じゅう・ご・にち</text:p>
          </table:table-cell>
          <table:table-cell table:style-name="Tabla6.A2" office:value-type="string">
            <text:p text:style-name="P78">31</text:p>
          </table:table-cell>
          <table:table-cell table:style-name="Tabla6.A2" office:value-type="string">
            <text:p text:style-name="P65">三十一日</text:p>
          </table:table-cell>
          <table:table-cell table:style-name="Tabla6.F2" office:value-type="string">
            <text:p text:style-name="P65">さん・じゅう・いち・にち</text:p>
          </table:table-cell>
        </table:table-row>
      </table:table>
      <text:p text:style-name="P5"/>
      <text:p text:style-name="P46"><draw:frame draw:style-name="fr2" draw:name="Marco4" text:anchor-type="paragraph" svg:x="5.517cm" svg:y="0.034cm" svg:height="13.887cm" draw:z-index="1"><draw:text-box fo:min-width="3.406cm"><table:table table:name="Tabla5" table:style-name="Tabla5"><table:table-column table:style-name="Tabla5.A"/><table:table-column table:style-name="Tabla5.B"/><table:table-row><table:table-cell table:style-name="Tabla5.A1" table:number-columns-spanned="2" office:value-type="string"><text:p text:style-name="P98">Meses</text:p></table:table-cell><table:covered-table-cell/></table:table-row><table:table-row table:style-name="Tabla5.2"><table:table-cell table:style-name="Tabla5.A2" office:value-type="string"><text:p text:style-name="P98">Enero</text:p></table:table-cell><table:table-cell table:style-name="Tabla5.B2" office:value-type="string"><text:p text:style-name="P92"><text:span text:style-name="Rubies"><text:span text:style-name="T11">一</text:span></text:span><text:ruby text:style-name="Ru1"><text:ruby-base><text:span text:style-name="Rubies"><text:span text:style-name="T11">月</text:span></text:span></text:ruby-base><text:ruby-text>がつ</text:ruby-text></text:ruby></text:p></table:table-cell></table:table-row><table:table-row table:style-name="Tabla5.2"><table:table-cell table:style-name="Tabla5.A2" office:value-type="string"><text:p text:style-name="P98">Febrero</text:p></table:table-cell><table:table-cell table:style-name="Tabla5.B3" office:value-type="string"><text:p text:style-name="P93">二月</text:p></table:table-cell></table:table-row><table:table-row table:style-name="Tabla5.2"><table:table-cell table:style-name="Tabla5.A2" office:value-type="string"><text:p text:style-name="P98">Marzo</text:p></table:table-cell><table:table-cell table:style-name="Tabla5.B4" office:value-type="string"><text:p text:style-name="P93">三月</text:p></table:table-cell></table:table-row><table:table-row table:style-name="Tabla5.2"><table:table-cell table:style-name="Tabla5.A2" office:value-type="string"><text:p text:style-name="P98">Abril</text:p></table:table-cell><table:table-cell table:style-name="Tabla5.B5" office:value-type="string"><text:p text:style-name="P104"><text:ruby text:style-name="Ru1"><text:ruby-base>四月</text:ruby-base><text:ruby-text>しがつ</text:ruby-text></text:ruby></text:p></table:table-cell></table:table-row><table:table-row table:style-name="Tabla5.2"><table:table-cell table:style-name="Tabla5.A2" office:value-type="string"><text:p text:style-name="P98">Mayo</text:p></table:table-cell><table:table-cell table:style-name="Tabla5.B6" office:value-type="string"><text:p text:style-name="P93">五月</text:p></table:table-cell></table:table-row><table:table-row table:style-name="Tabla5.2"><table:table-cell table:style-name="Tabla5.A2" office:value-type="string"><text:p text:style-name="P98">Junio</text:p></table:table-cell><table:table-cell table:style-name="Tabla5.B7" office:value-type="string"><text:p text:style-name="P93">六月</text:p></table:table-cell></table:table-row><table:table-row table:style-name="Tabla5.2"><table:table-cell table:style-name="Tabla5.A2" office:value-type="string"><text:p text:style-name="P98">Julio</text:p></table:table-cell><table:table-cell table:style-name="Tabla5.B8" office:value-type="string"><text:p text:style-name="P104"><text:ruby text:style-name="Ru1"><text:ruby-base>七月</text:ruby-base><text:ruby-text>しちがつ</text:ruby-text></text:ruby></text:p></table:table-cell></table:table-row><table:table-row table:style-name="Tabla5.2"><table:table-cell table:style-name="Tabla5.A2" office:value-type="string"><text:p text:style-name="P98">Agosto</text:p></table:table-cell><table:table-cell table:style-name="Tabla5.B9" office:value-type="string"><text:p text:style-name="P93">八月</text:p></table:table-cell></table:table-row><table:table-row table:style-name="Tabla5.2"><table:table-cell table:style-name="Tabla5.A2" office:value-type="string"><text:p text:style-name="P98">Septiembre</text:p></table:table-cell><table:table-cell table:style-name="Tabla5.B10" office:value-type="string"><text:p text:style-name="P94"><text:ruby text:style-name="Ru1"><text:ruby-base>九月</text:ruby-base><text:ruby-text>くがつ</text:ruby-text></text:ruby></text:p></table:table-cell></table:table-row><table:table-row table:style-name="Tabla5.2"><table:table-cell table:style-name="Tabla5.A2" office:value-type="string"><text:p text:style-name="P98">Octubre</text:p></table:table-cell><table:table-cell table:style-name="Tabla5.B11" office:value-type="string"><text:p text:style-name="P93">十月</text:p></table:table-cell></table:table-row><table:table-row table:style-name="Tabla5.2"><table:table-cell table:style-name="Tabla5.A2" office:value-type="string"><text:p text:style-name="P98">Noviembre</text:p></table:table-cell><table:table-cell table:style-name="Tabla5.B12" office:value-type="string"><text:p text:style-name="P93">十一月</text:p></table:table-cell></table:table-row><table:table-row table:style-name="Tabla5.2"><table:table-cell table:style-name="Tabla5.A2" office:value-type="string"><text:p text:style-name="P98">Diciembre</text:p></table:table-cell><table:table-cell table:style-name="Tabla5.B13" office:value-type="string"><text:p text:style-name="P93">十二月</text:p></table:table-cell></table:table-row></table:table><text:p text:style-name="P22"/></draw:text-box></draw:frame><draw:frame draw:style-name="fr3" draw:name="Marco6" text:anchor-type="paragraph" svg:x="8.95cm" svg:y="0.034cm" draw:z-index="3"><draw:text-box fo:min-height="10.871cm" fo:min-width="3.15cm"><table:table table:name="Tabla8" table:style-name="Tabla8"><table:table-column table:style-name="Tabla8.A"/><table:table-column table:style-name="Tabla8.B"/><table:table-row table:style-name="Tabla8.1"><table:table-cell table:style-name="Tabla8.A1" table:number-columns-spanned="2" office:value-type="string"><text:p text:style-name="P67">Días de la semana</text:p></table:table-cell><table:covered-table-cell/></table:table-row><table:table-row><table:table-cell table:style-name="Tabla8.A2" office:value-type="string"><text:p text:style-name="P66">Domingo</text:p></table:table-cell><table:table-cell table:style-name="Tabla8.B2" office:value-type="string"><text:p text:style-name="P51"><text:ruby text:style-name="Ru1"><text:ruby-base>日曜日</text:ruby-base><text:ruby-text>にちようび</text:ruby-text></text:ruby></text:p></table:table-cell></table:table-row><table:table-row><table:table-cell table:style-name="Tabla8.A2" office:value-type="string"><text:p text:style-name="P66">Lunes</text:p></table:table-cell><table:table-cell table:style-name="Tabla8.B2" office:value-type="string"><text:p text:style-name="P51"><text:ruby text:style-name="Ru1"><text:ruby-base>月曜日</text:ruby-base><text:ruby-text>げつようび</text:ruby-text></text:ruby></text:p></table:table-cell></table:table-row><table:table-row><table:table-cell table:style-name="Tabla8.A2" office:value-type="string"><text:p text:style-name="P66">Martes</text:p></table:table-cell><table:table-cell table:style-name="Tabla8.B2" office:value-type="string"><text:p text:style-name="P51"><text:ruby text:style-name="Ru1"><text:ruby-base>火曜日</text:ruby-base><text:ruby-text>かようび</text:ruby-text></text:ruby></text:p></table:table-cell></table:table-row><table:table-row><table:table-cell table:style-name="Tabla8.A2" office:value-type="string"><text:p text:style-name="P66">Miércoles</text:p></table:table-cell><table:table-cell table:style-name="Tabla8.B2" office:value-type="string"><text:p text:style-name="P51"><text:ruby text:style-name="Ru1"><text:ruby-base>水曜日</text:ruby-base><text:ruby-text>すいようび</text:ruby-text></text:ruby></text:p></table:table-cell></table:table-row><table:table-row><table:table-cell table:style-name="Tabla8.A2" office:value-type="string"><text:p text:style-name="P66">Jueves</text:p></table:table-cell><table:table-cell table:style-name="Tabla8.B2" office:value-type="string"><text:p text:style-name="P51"><text:ruby text:style-name="Ru1"><text:ruby-base>木曜日</text:ruby-base><text:ruby-text>もくようび</text:ruby-text></text:ruby></text:p></table:table-cell></table:table-row><table:table-row><table:table-cell table:style-name="Tabla8.A2" office:value-type="string"><text:p text:style-name="P66">Viernes</text:p></table:table-cell><table:table-cell table:style-name="Tabla8.B2" office:value-type="string"><text:p text:style-name="P51"><text:ruby text:style-name="Ru1"><text:ruby-base>金曜日</text:ruby-base><text:ruby-text>きんようび</text:ruby-text></text:ruby></text:p></table:table-cell></table:table-row><table:table-row><table:table-cell table:style-name="Tabla8.A2" office:value-type="string"><text:p text:style-name="P66">Sábado</text:p></table:table-cell><table:table-cell table:style-name="Tabla8.B2" office:value-type="string"><text:p text:style-name="P51"><text:ruby text:style-name="Ru1"><text:ruby-base>土曜日</text:ruby-base><text:ruby-text>どようび</text:ruby-text></text:ruby></text:p></table:table-cell></table:table-row></table:table><text:p text:style-name="P39"/></draw:text-box></draw:frame><draw:frame draw:style-name="fr4" draw:name="Marco7" text:anchor-type="paragraph" svg:x="0.011cm" svg:y="0.034cm" svg:width="5.509cm" svg:height="18.964cm" draw:z-index="2"><draw:text-box><table:table table:name="Tabla9" table:style-name="Tabla9"><table:table-column table:style-name="Tabla9.A"/><table:table-column table:style-name="Tabla9.B"/><table:table-column table:style-name="Tabla9.C"/><table:table-row table:style-name="Tabla9.1"><table:table-cell table:style-name="Tabla9.A1" office:value-type="string"><text:p text:style-name="P89"><text:span text:style-name="Strong_20_Emphasis"><text:span text:style-name="T48"/></text:span></text:p></table:table-cell><table:table-cell table:style-name="Tabla9.A1" office:value-type="string"><text:p text:style-name="P101">Horas</text:p></table:table-cell><table:table-cell table:style-name="Tabla9.C1" office:value-type="string"><text:p text:style-name="P101">Minutos</text:p></table:table-cell></table:table-row><table:table-row table:style-name="Tabla9.1"><table:table-cell table:style-name="Tabla9.A2" office:value-type="string"><text:p text:style-name="P100">1</text:p></table:table-cell><table:table-cell table:style-name="Tabla9.A2" office:value-type="string"><text:p text:style-name="P99"><text:ruby text:style-name="Ru1"><text:ruby-base>一時</text:ruby-base><text:ruby-text>いちじ</text:ruby-text></text:ruby></text:p></table:table-cell><table:table-cell table:style-name="Tabla9.C2" office:value-type="string"><text:p text:style-name="P95"><text:ruby text:style-name="Ru1"><text:ruby-base>一分</text:ruby-base><text:ruby-text>いっぷん</text:ruby-text></text:ruby></text:p></table:table-cell></table:table-row><table:table-row table:style-name="Tabla9.1"><table:table-cell table:style-name="Tabla9.A2" office:value-type="string"><text:p text:style-name="P100">2</text:p></table:table-cell><table:table-cell table:style-name="Tabla9.A2" office:value-type="string"><text:p text:style-name="P99"><text:ruby text:style-name="Ru1"><text:ruby-base>二時</text:ruby-base><text:ruby-text>にじ</text:ruby-text></text:ruby></text:p></table:table-cell><table:table-cell table:style-name="Tabla9.C2" office:value-type="string"><text:p text:style-name="P99"><text:ruby text:style-name="Ru1"><text:ruby-base>二分</text:ruby-base><text:ruby-text>にふん</text:ruby-text></text:ruby></text:p></table:table-cell></table:table-row><table:table-row table:style-name="Tabla9.1"><table:table-cell table:style-name="Tabla9.A2" office:value-type="string"><text:p text:style-name="P100">3</text:p></table:table-cell><table:table-cell table:style-name="Tabla9.A2" office:value-type="string"><text:p text:style-name="P99"><text:ruby text:style-name="Ru1"><text:ruby-base>三時</text:ruby-base><text:ruby-text>さんじ</text:ruby-text></text:ruby></text:p></table:table-cell><table:table-cell table:style-name="Tabla9.C2" office:value-type="string"><text:p text:style-name="P95"><text:ruby text:style-name="Ru1"><text:ruby-base>三分</text:ruby-base><text:ruby-text>さんぷん</text:ruby-text></text:ruby></text:p></table:table-cell></table:table-row><table:table-row table:style-name="Tabla9.1"><table:table-cell table:style-name="Tabla9.A2" office:value-type="string"><text:p text:style-name="P100">4</text:p></table:table-cell><table:table-cell table:style-name="Tabla9.A2" office:value-type="string"><text:p text:style-name="P95"><text:ruby text:style-name="Ru1"><text:ruby-base>四時</text:ruby-base><text:ruby-text>よじ</text:ruby-text></text:ruby></text:p></table:table-cell><table:table-cell table:style-name="Tabla9.C2" office:value-type="string"><text:p text:style-name="P103"><text:ruby text:style-name="Ru1"><text:ruby-base>四分</text:ruby-base><text:ruby-text>よんぷん</text:ruby-text></text:ruby></text:p></table:table-cell></table:table-row><table:table-row table:style-name="Tabla9.1"><table:table-cell table:style-name="Tabla9.A2" office:value-type="string"><text:p text:style-name="P100">5</text:p></table:table-cell><table:table-cell table:style-name="Tabla9.A2" office:value-type="string"><text:p text:style-name="P99"><text:ruby text:style-name="Ru1"><text:ruby-base>五時</text:ruby-base><text:ruby-text>ごじ</text:ruby-text></text:ruby></text:p></table:table-cell><table:table-cell table:style-name="Tabla9.C2" office:value-type="string"><text:p text:style-name="P99"><text:ruby text:style-name="Ru1"><text:ruby-base>五分</text:ruby-base><text:ruby-text>ごふん</text:ruby-text></text:ruby></text:p></table:table-cell></table:table-row><table:table-row table:style-name="Tabla9.1"><table:table-cell table:style-name="Tabla9.A2" office:value-type="string"><text:p text:style-name="P100">6</text:p></table:table-cell><table:table-cell table:style-name="Tabla9.A2" office:value-type="string"><text:p text:style-name="P99"><text:ruby text:style-name="Ru1"><text:ruby-base>六時</text:ruby-base><text:ruby-text>ろくじ</text:ruby-text></text:ruby></text:p></table:table-cell><table:table-cell table:style-name="Tabla9.C2" office:value-type="string"><text:p text:style-name="P95"><text:ruby text:style-name="Ru1"><text:ruby-base>六分</text:ruby-base><text:ruby-text>ろっぷん</text:ruby-text></text:ruby></text:p></table:table-cell></table:table-row><table:table-row table:style-name="Tabla9.1"><table:table-cell table:style-name="Tabla9.A2" office:value-type="string"><text:p text:style-name="P100">7</text:p></table:table-cell><table:table-cell table:style-name="Tabla9.A2" office:value-type="string"><text:p text:style-name="P102"><text:ruby text:style-name="Ru1"><text:ruby-base>七時</text:ruby-base><text:ruby-text>しちじ</text:ruby-text></text:ruby></text:p></table:table-cell><table:table-cell table:style-name="Tabla9.C2" office:value-type="string"><text:p text:style-name="P99"><text:ruby text:style-name="Ru1"><text:ruby-base>七分</text:ruby-base><text:ruby-text>ななふん</text:ruby-text></text:ruby></text:p></table:table-cell></table:table-row><table:table-row table:style-name="Tabla9.1"><table:table-cell table:style-name="Tabla9.A2" office:value-type="string"><text:p text:style-name="P100">8</text:p></table:table-cell><table:table-cell table:style-name="Tabla9.A2" office:value-type="string"><text:p text:style-name="P99"><text:ruby text:style-name="Ru1"><text:ruby-base>八時</text:ruby-base><text:ruby-text>はちじ</text:ruby-text></text:ruby></text:p></table:table-cell><table:table-cell table:style-name="Tabla9.C2" office:value-type="string"><text:p text:style-name="P95"><text:ruby text:style-name="Ru1"><text:ruby-base>八分</text:ruby-base><text:ruby-text>はっぷん</text:ruby-text></text:ruby></text:p></table:table-cell></table:table-row><table:table-row table:style-name="Tabla9.1"><table:table-cell table:style-name="Tabla9.A2" office:value-type="string"><text:p text:style-name="P100">9</text:p></table:table-cell><table:table-cell table:style-name="Tabla9.A2" office:value-type="string"><text:p text:style-name="P95"><text:ruby text:style-name="Ru1"><text:ruby-base>九時</text:ruby-base><text:ruby-text>くじ</text:ruby-text></text:ruby></text:p></table:table-cell><table:table-cell table:style-name="Tabla9.C2" office:value-type="string"><text:p text:style-name="P99"><text:ruby text:style-name="Ru1"><text:ruby-base>九分</text:ruby-base><text:ruby-text>きゅふん</text:ruby-text></text:ruby></text:p></table:table-cell></table:table-row><table:table-row table:style-name="Tabla9.1"><table:table-cell table:style-name="Tabla9.A2" office:value-type="string"><text:p text:style-name="P100">10</text:p></table:table-cell><table:table-cell table:style-name="Tabla9.A2" office:value-type="string"><text:p text:style-name="P99"><text:ruby text:style-name="Ru1"><text:ruby-base>十時</text:ruby-base><text:ruby-text>じゅうじ</text:ruby-text></text:ruby></text:p></table:table-cell><table:table-cell table:style-name="Tabla9.C2" office:value-type="string"><text:p text:style-name="P95"><text:ruby text:style-name="Ru1"><text:ruby-base>十分</text:ruby-base><text:ruby-text>じゅっぷん</text:ruby-text></text:ruby></text:p></table:table-cell></table:table-row><table:table-row table:style-name="Tabla9.1"><table:table-cell table:style-name="Tabla9.A2" office:value-type="string"><text:p text:style-name="P100">11</text:p></table:table-cell><table:table-cell table:style-name="Tabla9.A2" office:value-type="string"><text:p text:style-name="P99"><text:ruby text:style-name="Ru1"><text:ruby-base>十一時</text:ruby-base><text:ruby-text>じゅういちじ</text:ruby-text></text:ruby></text:p></table:table-cell><table:table-cell table:style-name="Tabla9.C2" office:value-type="string"><text:p text:style-name="P99"><text:ruby text:style-name="Ru2"><text:ruby-base>十一</text:ruby-base><text:ruby-text>じゅういっ</text:ruby-text></text:ruby><text:ruby text:style-name="Ru2"><text:ruby-base>分</text:ruby-base><text:ruby-text>ぷん</text:ruby-text></text:ruby></text:p></table:table-cell></table:table-row><table:table-row table:style-name="Tabla9.1"><table:table-cell table:style-name="Tabla9.A2" office:value-type="string"><text:p text:style-name="P100">12</text:p></table:table-cell><table:table-cell table:style-name="Tabla9.A2" office:value-type="string"><text:p text:style-name="P99"><text:ruby text:style-name="Ru1"><text:ruby-base>十二時</text:ruby-base><text:ruby-text>じゅうにじ</text:ruby-text></text:ruby></text:p></table:table-cell><table:table-cell table:style-name="Tabla9.C2" office:value-type="string"><text:p text:style-name="P99"><text:ruby text:style-name="Ru1"><text:ruby-base>十二分</text:ruby-base><text:ruby-text>じゅうにふん</text:ruby-text></text:ruby></text:p></table:table-cell></table:table-row><table:table-row table:style-name="Tabla9.1"><table:table-cell table:style-name="Tabla9.A2" office:value-type="string"><text:p text:style-name="P88"><text:span text:style-name="Strong_20_Emphasis"><text:span text:style-name="T50">Interrogativo</text:span></text:span></text:p></table:table-cell><table:table-cell table:style-name="Tabla9.A2" office:value-type="string"><text:p text:style-name="P99"><text:ruby text:style-name="Ru1"><text:ruby-base>何時</text:ruby-base><text:ruby-text>なんじ</text:ruby-text></text:ruby></text:p></table:table-cell><table:table-cell table:style-name="Tabla9.C2" office:value-type="string"><text:p text:style-name="P99"><text:ruby text:style-name="Ru1"><text:ruby-base>何分</text:ruby-base><text:ruby-text>なんぷん</text:ruby-text></text:ruby></text:p></table:table-cell></table:table-row><table:table-row table:style-name="Tabla9.15"><table:table-cell table:style-name="Tabla9.A2" office:value-type="string"><text:p text:style-name="P84"><text:span text:style-name="Rubies"><text:span text:style-name="T40">Y media</text:span></text:span></text:p></table:table-cell><table:table-cell table:style-name="Tabla9.C2" table:number-columns-spanned="2" office:value-type="string"><text:p text:style-name="P84"><text:ruby text:style-name="Ru1"><text:ruby-base><text:span text:style-name="Rubies"><text:span text:style-name="T28">半</text:span></text:span></text:ruby-base><text:ruby-text>はん</text:ruby-text></text:ruby></text:p></table:table-cell><table:covered-table-cell/></table:table-row><table:table-row table:style-name="Tabla9.16"><table:table-cell table:style-name="Tabla9.A2" office:value-type="string"><text:p text:style-name="P84"><text:span text:style-name="Rubies"><text:span text:style-name="T40">Las X-Y (sólo </text:span></text:span><text:span text:style-name="Rubies"><text:span text:style-name="T41">para </text:span></text:span><text:span text:style-name="Rubies"><text:span text:style-name="T40">-5 y -10)</text:span></text:span></text:p></table:table-cell><table:table-cell table:style-name="Tabla9.C2" table:number-columns-spanned="2" office:value-type="string"><text:p text:style-name="P84"><text:span text:style-name="Rubies"><text:span text:style-name="T27">X時Y分</text:span></text:span><text:ruby text:style-name="Ru1"><text:ruby-base><text:span text:style-name="Rubies"><text:span text:style-name="T27">前</text:span></text:span></text:ruby-base><text:ruby-text>まえ</text:ruby-text></text:ruby></text:p></table:table-cell><table:covered-table-cell/></table:table-row></table:table><text:p text:style-name="P49"><text:span text:style-name="Rubies"><text:span text:style-name="T27"/></text:span></text:p></draw:text-box></draw:frame></text:p>
      <text:p text:style-name="P5"><text:span text:style-name="Rubies"><text:span text:style-name="T47"/></text:span></text:p>
      <text:p text:style-name="P6"><text:span text:style-name="Rubies"><text:span text:style-name="T47"/></text:span></text:p>
      <text:p text:style-name="P4"><text:span text:style-name="Rubies"><text:span text:style-name="T47"/></text:span></text:p>
      <text:p text:style-name="P5"><text:span text:style-name="Rubies"><text:span text:style-name="T47"/></text:span></text:p>
      <text:p text:style-name="P5"><text:span text:style-name="Rubies"><text:span text:style-name="T47"/></text:span></text:p>
      <text:p text:style-name="P5"><text:span text:style-name="Rubies"><text:span text:style-name="T47"/></text:span></text:p>
      <text:p text:style-name="P5"><text:span text:style-name="Rubies"><text:span text:style-name="T47"/></text:span></text:p>
      <text:p text:style-name="P5"><text:span text:style-name="Rubies"><text:span text:style-name="T47"/></text:span></text:p>
      <text:p text:style-name="P5"><text:span text:style-name="Rubies"><text:span text:style-name="T47"/></text:span></text:p>
      <text:p text:style-name="P5"><text:span text:style-name="Rubies"><text:span text:style-name="T47"/></text:span></text:p>
      <text:p text:style-name="P5"><text:span text:style-name="Rubies"><text:span text:style-name="T47"/></text:span></text:p>
      <text:p text:style-name="P5"><text:span text:style-name="Rubies"><text:span text:style-name="T47"/></text:span></text:p>
      <text:p text:style-name="P5"><text:span text:style-name="Rubies"><text:span text:style-name="T47"/></text:span></text:p>
      <text:p text:style-name="P5"><text:span text:style-name="Rubies"><text:span text:style-name="T47"/></text:span></text:p>
      <text:p text:style-name="P5"><text:span text:style-name="Rubies"><text:span text:style-name="T47"/></text:span></text:p>
      <text:p text:style-name="P5"><text:span text:style-name="Rubies"><text:span text:style-name="T47"/></text:span></text:p>
      <text:p text:style-name="P5"><text:span text:style-name="Rubies"><text:span text:style-name="T47"/></text:span></text:p>
      <text:p text:style-name="P5"><text:span text:style-name="Rubies"><text:span text:style-name="T47"/></text:span></text:p>
      <text:p text:style-name="P12"><text:span text:style-name="Rubies"><text:span text:style-name="T49"/></text:span></text:p>
      <text:p text:style-name="P11"><text:span text:style-name="T36">Septiembre es irregular. </text:span><text:span text:style-name="Rubies"><text:span text:style-name="T37">Los numerales </text:span></text:span><text:span text:style-name="Rubies"><text:span text:style-name="T38">de</text:span></text:span><text:span text:style-name="Rubies"><text:span text:style-name="T37"> 4 y 7, ya sean horas, minutos o meses, sólo aceptan la lectura indicada.</text:span></text:span></text:p>
      <text:p text:style-name="P27"><text:span text:style-name="Rubies"><text:span text:style-name="T39">a.m: </text:span></text:span><text:ruby text:style-name="Ru1"><text:ruby-base><text:span text:style-name="Rubies"><text:span text:style-name="T35">午前</text:span></text:span></text:ruby-base><text:ruby-text>ごぜん</text:ruby-text></text:ruby><text:span text:style-name="Rubies"><text:span text:style-name="T35"> </text:span></text:span><text:span text:style-name="Rubies"><text:span text:style-name="T39">p.m:</text:span></text:span><text:span text:style-name="Rubies"><text:span text:style-name="T35"> </text:span></text:span><text:ruby text:style-name="Ru1"><text:ruby-base><text:span text:style-name="Rubies"><text:span text:style-name="T35">午後</text:span></text:span></text:ruby-base><text:ruby-text>ごご</text:ruby-text></text:ruby></text:p>
      <text:p text:style-name="P50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row>
          <table:table-cell table:style-name="Tabla14.A1" office:value-type="string">
            <text:p text:style-name="P110"/>
          </table:table-cell>
          <table:table-cell table:style-name="Tabla14.A1" office:value-type="string">
            <text:p text:style-name="P125">Genérico</text:p>
            <text:p text:style-name="P126">つ</text:p>
          </table:table-cell>
          <table:table-cell table:style-name="Tabla14.A1" office:value-type="string">
            <text:p text:style-name="P124">Personas</text:p>
            <text:p text:style-name="P123">人</text:p>
          </table:table-cell>
          <table:table-cell table:style-name="Tabla14.A1" office:value-type="string">
            <text:p text:style-name="P124">Pisos</text:p>
            <text:p text:style-name="P123">階</text:p>
          </table:table-cell>
          <table:table-cell table:style-name="Tabla14.E1" office:value-type="string">
            <text:p text:style-name="P124">Edad</text:p>
            <text:p text:style-name="P123">歳 <text:span text:style-name="T9">o</text:span> 才</text:p>
          </table:table-cell>
        </table:table-row>
        <table:table-row>
          <table:table-cell table:style-name="Tabla14.A2" office:value-type="string">
            <text:p text:style-name="P118">1</text:p>
          </table:table-cell>
          <table:table-cell table:style-name="Tabla14.A2" office:value-type="string">
            <text:p text:style-name="P91"><text:span text:style-name="Emphasis"><text:span text:style-name="T22">ひとつ</text:span></text:span></text:p>
          </table:table-cell>
          <table:table-cell table:style-name="Tabla14.A2" office:value-type="string">
            <text:p text:style-name="P91"><text:span text:style-name="Emphasis"><text:span text:style-name="T30">ひとり</text:span></text:span></text:p>
          </table:table-cell>
          <table:table-cell table:style-name="Tabla14.A2" office:value-type="string">
            <text:p text:style-name="P91"><text:span text:style-name="Emphasis"><text:span text:style-name="T30">いちかい</text:span></text:span></text:p>
          </table:table-cell>
          <table:table-cell table:style-name="Tabla14.E2" office:value-type="string">
            <text:p text:style-name="P91"><text:span text:style-name="Emphasis"><text:span text:style-name="T22">いっさい</text:span></text:span></text:p>
          </table:table-cell>
        </table:table-row>
        <table:table-row>
          <table:table-cell table:style-name="Tabla14.A2" office:value-type="string">
            <text:p text:style-name="P118">2</text:p>
          </table:table-cell>
          <table:table-cell table:style-name="Tabla14.A2" office:value-type="string">
            <text:p text:style-name="P91"><text:span text:style-name="Emphasis"><text:span text:style-name="T22">ふたつ</text:span></text:span></text:p>
          </table:table-cell>
          <table:table-cell table:style-name="Tabla14.A2" office:value-type="string">
            <text:p text:style-name="P91"><text:span text:style-name="Emphasis"><text:span text:style-name="T30">ふたり</text:span></text:span></text:p>
          </table:table-cell>
          <table:table-cell table:style-name="Tabla14.A2" office:value-type="string">
            <text:p text:style-name="P116">にかい</text:p>
          </table:table-cell>
          <table:table-cell table:style-name="Tabla14.E2" office:value-type="string">
            <text:p text:style-name="P116">にさい</text:p>
          </table:table-cell>
        </table:table-row>
        <table:table-row>
          <table:table-cell table:style-name="Tabla14.A2" office:value-type="string">
            <text:p text:style-name="P118">3</text:p>
          </table:table-cell>
          <table:table-cell table:style-name="Tabla14.A2" office:value-type="string">
            <text:p text:style-name="P91"><text:span text:style-name="Emphasis"><text:span text:style-name="T22">みっつ</text:span></text:span></text:p>
          </table:table-cell>
          <table:table-cell table:style-name="Tabla14.A2" office:value-type="string">
            <text:p text:style-name="P116">さんにん</text:p>
          </table:table-cell>
          <table:table-cell table:style-name="Tabla14.A2" office:value-type="string">
            <text:p text:style-name="P96">さんがい</text:p>
          </table:table-cell>
          <table:table-cell table:style-name="Tabla14.E2" office:value-type="string">
            <text:p text:style-name="P116">さんさい</text:p>
          </table:table-cell>
        </table:table-row>
        <table:table-row>
          <table:table-cell table:style-name="Tabla14.A2" office:value-type="string">
            <text:p text:style-name="P118">4</text:p>
          </table:table-cell>
          <table:table-cell table:style-name="Tabla14.A2" office:value-type="string">
            <text:p text:style-name="P91"><text:span text:style-name="Emphasis"><text:span text:style-name="T22">よっつ</text:span></text:span></text:p>
          </table:table-cell>
          <table:table-cell table:style-name="Tabla14.A2" office:value-type="string">
            <text:p text:style-name="P91"><text:span text:style-name="Emphasis"><text:span text:style-name="T22">よにん</text:span></text:span></text:p>
          </table:table-cell>
          <table:table-cell table:style-name="Tabla14.A2" office:value-type="string">
            <text:p text:style-name="P116">よんかい</text:p>
          </table:table-cell>
          <table:table-cell table:style-name="Tabla14.E2" office:value-type="string">
            <text:p text:style-name="P116">よんさい</text:p>
          </table:table-cell>
        </table:table-row>
        <table:table-row>
          <table:table-cell table:style-name="Tabla14.A2" office:value-type="string">
            <text:p text:style-name="P118">5</text:p>
          </table:table-cell>
          <table:table-cell table:style-name="Tabla14.A2" office:value-type="string">
            <text:p text:style-name="P91"><text:span text:style-name="Emphasis"><text:span text:style-name="T22">いつつ</text:span></text:span></text:p>
          </table:table-cell>
          <table:table-cell table:style-name="Tabla14.A2" office:value-type="string">
            <text:p text:style-name="P116">ごにん</text:p>
          </table:table-cell>
          <table:table-cell table:style-name="Tabla14.A2" office:value-type="string">
            <text:p text:style-name="P116">ごっかい</text:p>
          </table:table-cell>
          <table:table-cell table:style-name="Tabla14.E2" office:value-type="string">
            <text:p text:style-name="P116">ごさい</text:p>
          </table:table-cell>
        </table:table-row>
        <table:table-row>
          <table:table-cell table:style-name="Tabla14.A2" office:value-type="string">
            <text:p text:style-name="P118">6</text:p>
          </table:table-cell>
          <table:table-cell table:style-name="Tabla14.A2" office:value-type="string">
            <text:p text:style-name="P91"><text:span text:style-name="Emphasis"><text:span text:style-name="T22">むっつ</text:span></text:span></text:p>
          </table:table-cell>
          <table:table-cell table:style-name="Tabla14.A2" office:value-type="string">
            <text:p text:style-name="P116">ろくにん</text:p>
          </table:table-cell>
          <table:table-cell table:style-name="Tabla14.A2" office:value-type="string">
            <text:p text:style-name="P91"><text:span text:style-name="Emphasis"><text:span text:style-name="T22">ろっかい</text:span></text:span></text:p>
          </table:table-cell>
          <table:table-cell table:style-name="Tabla14.E2" office:value-type="string">
            <text:p text:style-name="P116">ろくさい</text:p>
          </table:table-cell>
        </table:table-row>
        <table:table-row>
          <table:table-cell table:style-name="Tabla14.A2" office:value-type="string">
            <text:p text:style-name="P118">7</text:p>
          </table:table-cell>
          <table:table-cell table:style-name="Tabla14.A2" office:value-type="string">
            <text:p text:style-name="P96">ななつ</text:p>
          </table:table-cell>
          <table:table-cell table:style-name="Tabla14.A2" office:value-type="string">
            <text:p text:style-name="P91"><text:span text:style-name="Emphasis"><text:span text:style-name="T30">しちにん</text:span></text:span></text:p>
          </table:table-cell>
          <table:table-cell table:style-name="Tabla14.A2" office:value-type="string">
            <text:p text:style-name="P116">ななかい</text:p>
          </table:table-cell>
          <table:table-cell table:style-name="Tabla14.E2" office:value-type="string">
            <text:p text:style-name="P116">ななさい</text:p>
          </table:table-cell>
        </table:table-row>
        <table:table-row>
          <table:table-cell table:style-name="Tabla14.A2" office:value-type="string">
            <text:p text:style-name="P118">8</text:p>
          </table:table-cell>
          <table:table-cell table:style-name="Tabla14.A2" office:value-type="string">
            <text:p text:style-name="P91"><text:span text:style-name="Emphasis"><text:span text:style-name="T22">やっつ</text:span></text:span></text:p>
          </table:table-cell>
          <table:table-cell table:style-name="Tabla14.A2" office:value-type="string">
            <text:p text:style-name="P116">はちにん</text:p>
          </table:table-cell>
          <table:table-cell table:style-name="Tabla14.A2" office:value-type="string">
            <text:p text:style-name="P91"><text:span text:style-name="Emphasis"><text:span text:style-name="T22">はっかい</text:span></text:span></text:p>
          </table:table-cell>
          <table:table-cell table:style-name="Tabla14.E2" office:value-type="string">
            <text:p text:style-name="P91"><text:span text:style-name="Emphasis"><text:span text:style-name="T22">はっさい</text:span></text:span></text:p>
          </table:table-cell>
        </table:table-row>
        <table:table-row>
          <table:table-cell table:style-name="Tabla14.A2" office:value-type="string">
            <text:p text:style-name="P118">9</text:p>
          </table:table-cell>
          <table:table-cell table:style-name="Tabla14.A2" office:value-type="string">
            <text:p text:style-name="P91"><text:span text:style-name="Emphasis"><text:span text:style-name="T22">ここのつ</text:span></text:span></text:p>
          </table:table-cell>
          <table:table-cell table:style-name="Tabla14.A2" office:value-type="string">
            <text:p text:style-name="P116">きゅうにん</text:p>
          </table:table-cell>
          <table:table-cell table:style-name="Tabla14.A2" office:value-type="string">
            <text:p text:style-name="P116">きゅうかい</text:p>
          </table:table-cell>
          <table:table-cell table:style-name="Tabla14.E2" office:value-type="string">
            <text:p text:style-name="P116">きゅうさい</text:p>
          </table:table-cell>
        </table:table-row>
        <table:table-row>
          <table:table-cell table:style-name="Tabla14.A2" office:value-type="string">
            <text:p text:style-name="P118">10</text:p>
          </table:table-cell>
          <table:table-cell table:style-name="Tabla14.A2" office:value-type="string">
            <text:p text:style-name="P91"><text:span text:style-name="Emphasis"><text:span text:style-name="T22">とお</text:span></text:span></text:p>
          </table:table-cell>
          <table:table-cell table:style-name="Tabla14.A2" office:value-type="string">
            <text:p text:style-name="P116">じゅうにん</text:p>
          </table:table-cell>
          <table:table-cell table:style-name="Tabla14.A2" office:value-type="string">
            <text:p text:style-name="P91"><text:span text:style-name="Emphasis"><text:span text:style-name="T30">じゅっかい</text:span></text:span></text:p>
          </table:table-cell>
          <table:table-cell table:style-name="Tabla14.E2" office:value-type="string">
            <text:p text:style-name="P91"><text:span text:style-name="Emphasis"><text:span text:style-name="T22">じゅっさい</text:span></text:span></text:p>
          </table:table-cell>
        </table:table-row>
        <table:table-row>
          <table:table-cell table:style-name="Tabla14.A2" office:value-type="string">
            <text:p text:style-name="P118">?</text:p>
          </table:table-cell>
          <table:table-cell table:style-name="Tabla14.A2" office:value-type="string">
            <text:p text:style-name="P97">いくつ</text:p>
          </table:table-cell>
          <table:table-cell table:style-name="Tabla14.A2" office:value-type="string">
            <text:p text:style-name="P116">なんにん</text:p>
          </table:table-cell>
          <table:table-cell table:style-name="Tabla14.A2" office:value-type="string">
            <text:p text:style-name="P97">なんがい</text:p>
          </table:table-cell>
          <table:table-cell table:style-name="Tabla14.E2" office:value-type="string">
            <text:p text:style-name="P115">なん<text:span text:style-name="Emphasis"><text:span text:style-name="T24">さ</text:span></text:span>い</text:p>
          </table:table-cell>
        </table:table-row>
      </table:table>
      <text:p text:style-name="P2"><text:span text:style-name="Rubies"><text:span text:style-name="T25"/></text:span></text:p>
      <text:p text:style-name="P48"><text:span text:style-name="Rubies"><text:span text:style-name="T11"/></text:span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>
          <table:table-cell table:style-name="Tabla1.A1" office:value-type="string">
            <text:p text:style-name="P120"/>
          </table:table-cell>
          <table:table-cell table:style-name="Tabla1.B1" table:number-columns-spanned="2" office:value-type="string">
            <text:p text:style-name="P121">Para referirnos a nuestra familia</text:p>
          </table:table-cell>
          <table:covered-table-cell/>
          <table:table-cell table:style-name="Tabla1.D1" table:number-columns-spanned="2" office:value-type="string">
            <text:p text:style-name="P121">Para referirnos a otras familias o a la nuestra de manera informal</text:p>
          </table:table-cell>
          <table:covered-table-cell/>
        </table:table-row>
        <table:table-row>
          <table:table-cell table:style-name="Tabla1.A2" office:value-type="string">
            <text:p text:style-name="P120">Español</text:p>
          </table:table-cell>
          <table:table-cell table:style-name="Tabla1.B2" office:value-type="string">
            <text:p text:style-name="P122">Kanji</text:p>
          </table:table-cell>
          <table:table-cell table:style-name="Tabla1.B2" office:value-type="string">
            <text:p text:style-name="P122">Kana</text:p>
          </table:table-cell>
          <table:table-cell table:style-name="Tabla1.B2" office:value-type="string">
            <text:p text:style-name="P122">Kanji</text:p>
          </table:table-cell>
          <table:table-cell table:style-name="Tabla1.E2" office:value-type="string">
            <text:p text:style-name="P122">Kana</text:p>
          </table:table-cell>
        </table:table-row>
        <table:table-row>
          <table:table-cell table:style-name="Tabla1.A2" office:value-type="string">
            <text:p text:style-name="P120">Madre</text:p>
          </table:table-cell>
          <table:table-cell table:style-name="Tabla1.B2" office:value-type="string">
            <text:p text:style-name="P56">母</text:p>
          </table:table-cell>
          <table:table-cell table:style-name="Tabla1.B2" office:value-type="string">
            <text:p text:style-name="P56">はは</text:p>
          </table:table-cell>
          <table:table-cell table:style-name="Tabla1.B2" office:value-type="string">
            <text:p text:style-name="P56">お母さん </text:p>
          </table:table-cell>
          <table:table-cell table:style-name="Tabla1.E2" office:value-type="string">
            <text:p text:style-name="P56">おかあさん </text:p>
          </table:table-cell>
        </table:table-row>
        <table:table-row>
          <table:table-cell table:style-name="Tabla1.A2" office:value-type="string">
            <text:p text:style-name="P120">Padre</text:p>
          </table:table-cell>
          <table:table-cell table:style-name="Tabla1.B2" office:value-type="string">
            <text:p text:style-name="P56">父</text:p>
          </table:table-cell>
          <table:table-cell table:style-name="Tabla1.B2" office:value-type="string">
            <text:p text:style-name="P56">ちち</text:p>
          </table:table-cell>
          <table:table-cell table:style-name="Tabla1.B2" office:value-type="string">
            <text:p text:style-name="P56">お父さん </text:p>
          </table:table-cell>
          <table:table-cell table:style-name="Tabla1.E2" office:value-type="string">
            <text:p text:style-name="P56">おとうさん </text:p>
          </table:table-cell>
        </table:table-row>
        <table:table-row>
          <table:table-cell table:style-name="Tabla1.A2" office:value-type="string">
            <text:p text:style-name="P120">Padres</text:p>
          </table:table-cell>
          <table:table-cell table:style-name="Tabla1.B2" office:value-type="string">
            <text:p text:style-name="P56">両親</text:p>
          </table:table-cell>
          <table:table-cell table:style-name="Tabla1.B2" office:value-type="string">
            <text:p text:style-name="P56">りょうしん</text:p>
          </table:table-cell>
          <table:table-cell table:style-name="Tabla1.B2" office:value-type="string">
            <text:p text:style-name="P56">ご両親 </text:p>
          </table:table-cell>
          <table:table-cell table:style-name="Tabla1.E2" office:value-type="string">
            <text:p text:style-name="P56">ごりょうしん </text:p>
          </table:table-cell>
        </table:table-row>
        <table:table-row>
          <table:table-cell table:style-name="Tabla1.A2" office:value-type="string">
            <text:p text:style-name="P120">Abuela</text:p>
          </table:table-cell>
          <table:table-cell table:style-name="Tabla1.B2" office:value-type="string">
            <text:p text:style-name="P56">祖母</text:p>
          </table:table-cell>
          <table:table-cell table:style-name="Tabla1.B2" office:value-type="string">
            <text:p text:style-name="P56">そぼ</text:p>
          </table:table-cell>
          <table:table-cell table:style-name="Tabla1.B2" office:value-type="string">
            <text:p text:style-name="P56">お婆さん </text:p>
          </table:table-cell>
          <table:table-cell table:style-name="Tabla1.E2" office:value-type="string">
            <text:p text:style-name="P56">おばあさん </text:p>
          </table:table-cell>
        </table:table-row>
        <table:table-row>
          <table:table-cell table:style-name="Tabla1.A2" office:value-type="string">
            <text:p text:style-name="P120">Abuelo</text:p>
          </table:table-cell>
          <table:table-cell table:style-name="Tabla1.B2" office:value-type="string">
            <text:p text:style-name="P56">祖父</text:p>
          </table:table-cell>
          <table:table-cell table:style-name="Tabla1.B2" office:value-type="string">
            <text:p text:style-name="P56">そふ</text:p>
          </table:table-cell>
          <table:table-cell table:style-name="Tabla1.B2" office:value-type="string">
            <text:p text:style-name="P56">お祖父さん </text:p>
          </table:table-cell>
          <table:table-cell table:style-name="Tabla1.E2" office:value-type="string">
            <text:p text:style-name="P56">おじいさん </text:p>
          </table:table-cell>
        </table:table-row>
        <table:table-row>
          <table:table-cell table:style-name="Tabla1.A2" office:value-type="string">
            <text:p text:style-name="P120">Abuelos</text:p>
          </table:table-cell>
          <table:table-cell table:style-name="Tabla1.B2" office:value-type="string">
            <text:p text:style-name="P56">祖父母</text:p>
          </table:table-cell>
          <table:table-cell table:style-name="Tabla1.B2" office:value-type="string">
            <text:p text:style-name="P56">そふぼ</text:p>
          </table:table-cell>
          <table:table-cell table:style-name="Tabla1.B2" office:value-type="string">
            <text:p text:style-name="P56"/>
          </table:table-cell>
          <table:table-cell table:style-name="Tabla1.E2" office:value-type="string">
            <text:p text:style-name="P56"/>
          </table:table-cell>
        </table:table-row>
        <table:table-row>
          <table:table-cell table:style-name="Tabla1.A2" office:value-type="string">
            <text:p text:style-name="P120">Hermana menor</text:p>
          </table:table-cell>
          <table:table-cell table:style-name="Tabla1.B2" office:value-type="string">
            <text:p text:style-name="P56">妹</text:p>
          </table:table-cell>
          <table:table-cell table:style-name="Tabla1.B2" office:value-type="string">
            <text:p text:style-name="P56">いもうと</text:p>
          </table:table-cell>
          <table:table-cell table:style-name="Tabla1.B2" office:value-type="string">
            <text:p text:style-name="P56">妹さん </text:p>
          </table:table-cell>
          <table:table-cell table:style-name="Tabla1.E2" office:value-type="string">
            <text:p text:style-name="P56">いもうとさん </text:p>
          </table:table-cell>
        </table:table-row>
        <table:table-row>
          <table:table-cell table:style-name="Tabla1.A2" office:value-type="string">
            <text:p text:style-name="P120">Hermano menor</text:p>
          </table:table-cell>
          <table:table-cell table:style-name="Tabla1.B2" office:value-type="string">
            <text:p text:style-name="P56">弟</text:p>
          </table:table-cell>
          <table:table-cell table:style-name="Tabla1.B2" office:value-type="string">
            <text:p text:style-name="P56">おとうと</text:p>
          </table:table-cell>
          <table:table-cell table:style-name="Tabla1.B2" office:value-type="string">
            <text:p text:style-name="P56">弟さん </text:p>
          </table:table-cell>
          <table:table-cell table:style-name="Tabla1.E2" office:value-type="string">
            <text:p text:style-name="P56">おとうとさん </text:p>
          </table:table-cell>
        </table:table-row>
        <table:table-row>
          <table:table-cell table:style-name="Tabla1.A2" office:value-type="string">
            <text:p text:style-name="P120">Hermana mayor</text:p>
          </table:table-cell>
          <table:table-cell table:style-name="Tabla1.B2" office:value-type="string">
            <text:p text:style-name="P56">姉</text:p>
          </table:table-cell>
          <table:table-cell table:style-name="Tabla1.B2" office:value-type="string">
            <text:p text:style-name="P56">あね</text:p>
          </table:table-cell>
          <table:table-cell table:style-name="Tabla1.B2" office:value-type="string">
            <text:p text:style-name="P56">お姉さん </text:p>
          </table:table-cell>
          <table:table-cell table:style-name="Tabla1.E2" office:value-type="string">
            <text:p text:style-name="P56">おねえさん </text:p>
          </table:table-cell>
        </table:table-row>
        <table:table-row>
          <table:table-cell table:style-name="Tabla1.A2" office:value-type="string">
            <text:p text:style-name="P120">Hermano mayor</text:p>
          </table:table-cell>
          <table:table-cell table:style-name="Tabla1.B2" office:value-type="string">
            <text:p text:style-name="P56">兄</text:p>
          </table:table-cell>
          <table:table-cell table:style-name="Tabla1.B2" office:value-type="string">
            <text:p text:style-name="P56">あに</text:p>
          </table:table-cell>
          <table:table-cell table:style-name="Tabla1.B2" office:value-type="string">
            <text:p text:style-name="P56">お兄さん </text:p>
          </table:table-cell>
          <table:table-cell table:style-name="Tabla1.E2" office:value-type="string">
            <text:p text:style-name="P56">おにいさん </text:p>
          </table:table-cell>
        </table:table-row>
        <table:table-row>
          <table:table-cell table:style-name="Tabla1.A2" office:value-type="string">
            <text:p text:style-name="P120">Hermanos</text:p>
          </table:table-cell>
          <table:table-cell table:style-name="Tabla1.B2" office:value-type="string">
            <text:p text:style-name="P56">兄弟</text:p>
          </table:table-cell>
          <table:table-cell table:style-name="Tabla1.B2" office:value-type="string">
            <text:p text:style-name="P56">きょうだい</text:p>
          </table:table-cell>
          <table:table-cell table:style-name="Tabla1.B2" office:value-type="string">
            <text:p text:style-name="P56">ご兄弟 </text:p>
          </table:table-cell>
          <table:table-cell table:style-name="Tabla1.E2" office:value-type="string">
            <text:p text:style-name="P56">ごきょうだい </text:p>
          </table:table-cell>
        </table:table-row>
        <table:table-row>
          <table:table-cell table:style-name="Tabla1.A2" office:value-type="string">
            <text:p text:style-name="P120">Esposa</text:p>
          </table:table-cell>
          <table:table-cell table:style-name="Tabla1.B2" office:value-type="string">
            <text:p text:style-name="P56">妻</text:p>
          </table:table-cell>
          <table:table-cell table:style-name="Tabla1.B2" office:value-type="string">
            <text:p text:style-name="P56">つま</text:p>
          </table:table-cell>
          <table:table-cell table:style-name="Tabla1.B2" office:value-type="string">
            <text:p text:style-name="P56">奥さん </text:p>
          </table:table-cell>
          <table:table-cell table:style-name="Tabla1.E2" office:value-type="string">
            <text:p text:style-name="P56">おくさん </text:p>
          </table:table-cell>
        </table:table-row>
        <table:table-row>
          <table:table-cell table:style-name="Tabla1.A2" office:value-type="string">
            <text:p text:style-name="P120">Marido</text:p>
          </table:table-cell>
          <table:table-cell table:style-name="Tabla1.B2" office:value-type="string">
            <text:p text:style-name="P56">夫</text:p>
          </table:table-cell>
          <table:table-cell table:style-name="Tabla1.B2" office:value-type="string">
            <text:p text:style-name="P56">おっと</text:p>
          </table:table-cell>
          <table:table-cell table:style-name="Tabla1.B2" office:value-type="string">
            <text:p text:style-name="P56">ご主人 </text:p>
          </table:table-cell>
          <table:table-cell table:style-name="Tabla1.E2" office:value-type="string">
            <text:p text:style-name="P56">ごしゅじん </text:p>
          </table:table-cell>
        </table:table-row>
        <table:table-row>
          <table:table-cell table:style-name="Tabla1.A2" office:value-type="string">
            <text:p text:style-name="P120">Matrimonio</text:p>
          </table:table-cell>
          <table:table-cell table:style-name="Tabla1.B2" office:value-type="string">
            <text:p text:style-name="P56">夫婦</text:p>
          </table:table-cell>
          <table:table-cell table:style-name="Tabla1.B2" office:value-type="string">
            <text:p text:style-name="P56">ふうふ</text:p>
          </table:table-cell>
          <table:table-cell table:style-name="Tabla1.B2" office:value-type="string">
            <text:p text:style-name="P56">ご夫婦 </text:p>
          </table:table-cell>
          <table:table-cell table:style-name="Tabla1.E2" office:value-type="string">
            <text:p text:style-name="P56">ごふうふ </text:p>
          </table:table-cell>
        </table:table-row>
        <table:table-row>
          <table:table-cell table:style-name="Tabla1.A2" office:value-type="string">
            <text:p text:style-name="P120">Hija</text:p>
          </table:table-cell>
          <table:table-cell table:style-name="Tabla1.B2" office:value-type="string">
            <text:p text:style-name="P56">娘</text:p>
          </table:table-cell>
          <table:table-cell table:style-name="Tabla1.B2" office:value-type="string">
            <text:p text:style-name="P56">むすめ</text:p>
          </table:table-cell>
          <table:table-cell table:style-name="Tabla1.B2" office:value-type="string">
            <text:p text:style-name="P56">娘さん </text:p>
          </table:table-cell>
          <table:table-cell table:style-name="Tabla1.E2" office:value-type="string">
            <text:p text:style-name="P56">むすめさん </text:p>
          </table:table-cell>
        </table:table-row>
        <table:table-row>
          <table:table-cell table:style-name="Tabla1.A2" office:value-type="string">
            <text:p text:style-name="P120">Hijo</text:p>
          </table:table-cell>
          <table:table-cell table:style-name="Tabla1.B2" office:value-type="string">
            <text:p text:style-name="P56">息子</text:p>
          </table:table-cell>
          <table:table-cell table:style-name="Tabla1.B2" office:value-type="string">
            <text:p text:style-name="P56">むすこ</text:p>
          </table:table-cell>
          <table:table-cell table:style-name="Tabla1.B2" office:value-type="string">
            <text:p text:style-name="P56">息子さん </text:p>
          </table:table-cell>
          <table:table-cell table:style-name="Tabla1.E2" office:value-type="string">
            <text:p text:style-name="P56">むすこさん </text:p>
          </table:table-cell>
        </table:table-row>
        <table:table-row>
          <table:table-cell table:style-name="Tabla1.A2" office:value-type="string">
            <text:p text:style-name="P120">Hijos</text:p>
          </table:table-cell>
          <table:table-cell table:style-name="Tabla1.B2" office:value-type="string">
            <text:p text:style-name="P56">子供</text:p>
          </table:table-cell>
          <table:table-cell table:style-name="Tabla1.B2" office:value-type="string">
            <text:p text:style-name="P56">こども</text:p>
          </table:table-cell>
          <table:table-cell table:style-name="Tabla1.B2" office:value-type="string">
            <text:p text:style-name="P56">お子さん </text:p>
          </table:table-cell>
          <table:table-cell table:style-name="Tabla1.E2" office:value-type="string">
            <text:p text:style-name="P56">おこさん </text:p>
          </table:table-cell>
        </table:table-row>
      </table:table>
      <text:p text:style-name="P10"><text:span text:style-name="Rubies"><text:span text:style-name="T11"/></text:span></text:p>
      <text:p text:style-name="P10"><text:span text:style-name="Rubies"><text:span text:style-name="T11"/></text:span></text:p>
      <table:table table:name="Tabla2" table:style-name="Tabla2">
        <table:table-column table:style-name="Tabla2.A" table:number-columns-repeated="5"/>
        <text:soft-page-break/>
        <table:table-row>
          <table:table-cell table:style-name="Tabla2.A1" office:value-type="string">
            <text:p text:style-name="P69">Pronombres personales</text:p>
          </table:table-cell>
          <table:table-cell table:style-name="Tabla2.A1" office:value-type="string">
            <text:p text:style-name="P69">Muy Formal</text:p>
          </table:table-cell>
          <table:table-cell table:style-name="Tabla2.A1" office:value-type="string">
            <text:p text:style-name="P69">Formal</text:p>
          </table:table-cell>
          <table:table-cell table:style-name="Tabla2.A1" office:value-type="string">
            <text:p text:style-name="P69">Informal</text:p>
          </table:table-cell>
          <table:table-cell table:style-name="Tabla2.E1" office:value-type="string">
            <text:p text:style-name="P69">Muy informal (sólo hombres)</text:p>
          </table:table-cell>
        </table:table-row>
        <table:table-row>
          <table:table-cell table:style-name="Tabla2.A2" office:value-type="string">
            <text:p text:style-name="P69">Yo</text:p>
          </table:table-cell>
          <table:table-cell table:style-name="Tabla2.A2" office:value-type="string">
            <text:p text:style-name="P57"><text:ruby text:style-name="Ru1"><text:ruby-base>私</text:ruby-base><text:ruby-text>わたくし</text:ruby-text></text:ruby></text:p>
          </table:table-cell>
          <table:table-cell table:style-name="Tabla2.A2" office:value-type="string">
            <text:p text:style-name="P57"><text:ruby text:style-name="Ru1"><text:ruby-base>私</text:ruby-base><text:ruby-text>わたし</text:ruby-text></text:ruby></text:p>
          </table:table-cell>
          <table:table-cell table:style-name="Tabla2.A2" office:value-type="string">
            <text:p text:style-name="P54"><text:ruby text:style-name="Ru1"><text:ruby-base><text:span text:style-name="T44">僕</text:span></text:ruby-base><text:ruby-text>ぼく</text:ruby-text></text:ruby><text:span text:style-name="T44"> <text:s text:c="2"/></text:span><text:span text:style-name="T6">(masc.)</text:span></text:p>
            <text:p text:style-name="P54"><text:ruby text:style-name="Ru1"><text:ruby-base><text:span text:style-name="T32">私</text:span></text:ruby-base><text:ruby-text>あたし</text:ruby-text></text:ruby><text:span text:style-name="T32"> </text:span><text:span text:style-name="T10">(fem.)</text:span></text:p>
          </table:table-cell>
          <table:table-cell table:style-name="Tabla2.E2" office:value-type="string">
            <text:p text:style-name="P58"><text:ruby text:style-name="Ru1"><text:ruby-base>俺</text:ruby-base><text:ruby-text>おれ</text:ruby-text></text:ruby></text:p>
          </table:table-cell>
        </table:table-row>
        <table:table-row>
          <table:table-cell table:style-name="Tabla2.A2" office:value-type="string">
            <text:p text:style-name="P69">Nosotros</text:p>
          </table:table-cell>
          <table:table-cell table:style-name="Tabla2.A2" office:value-type="string">
            <text:p text:style-name="P57"><text:ruby text:style-name="Ru1"><text:ruby-base>私達</text:ruby-base><text:ruby-text>わたくしたち</text:ruby-text></text:ruby></text:p>
          </table:table-cell>
          <table:table-cell table:style-name="Tabla2.A2" office:value-type="string">
            <text:p text:style-name="P59"><text:ruby text:style-name="Ru1"><text:ruby-base>私</text:ruby-base><text:ruby-text>わたし</text:ruby-text></text:ruby>たち</text:p>
          </table:table-cell>
          <table:table-cell table:style-name="Tabla2.A2" office:value-type="string">
            <text:p text:style-name="P54"><text:ruby text:style-name="Ru1"><text:ruby-base><text:span text:style-name="T44">僕</text:span></text:ruby-base><text:ruby-text>ぼく</text:ruby-text></text:ruby><text:span text:style-name="T44">ら <text:s text:c="2"/></text:span><text:span text:style-name="T6">(masc.)</text:span></text:p>
            <text:p text:style-name="P54"><text:ruby text:style-name="Ru1"><text:ruby-base><text:span text:style-name="T32">私</text:span></text:ruby-base><text:ruby-text>あたし</text:ruby-text></text:ruby><text:span text:style-name="T32">ら </text:span><text:span text:style-name="T10">(fem.)</text:span></text:p>
          </table:table-cell>
          <table:table-cell table:style-name="Tabla2.E2" office:value-type="string">
            <text:p text:style-name="P58"><text:ruby text:style-name="Ru1"><text:ruby-base>俺</text:ruby-base><text:ruby-text>おれ</text:ruby-text></text:ruby>ら</text:p>
          </table:table-cell>
        </table:table-row>
        <table:table-row>
          <table:table-cell table:style-name="Tabla2.A2" office:value-type="string">
            <text:p text:style-name="P69">Tu</text:p>
          </table:table-cell>
          <table:table-cell table:style-name="Tabla2.A2" table:number-columns-spanned="2" office:value-type="string">
            <text:p text:style-name="P54">あなた</text:p>
          </table:table-cell>
          <table:covered-table-cell/>
          <table:table-cell table:style-name="Tabla2.A2" office:value-type="string">
            <text:p text:style-name="P58"><text:ruby text:style-name="Ru1"><text:ruby-base>君</text:ruby-base><text:ruby-text>きみ</text:ruby-text></text:ruby></text:p>
          </table:table-cell>
          <table:table-cell table:style-name="Tabla2.E2" office:value-type="string">
            <text:p text:style-name="P60">お<text:ruby text:style-name="Ru1"><text:ruby-base>前</text:ruby-base><text:ruby-text>まえ</text:ruby-text></text:ruby></text:p>
          </table:table-cell>
        </table:table-row>
        <table:table-row>
          <table:table-cell table:style-name="Tabla2.A2" office:value-type="string">
            <text:p text:style-name="P69">Vosotros</text:p>
          </table:table-cell>
          <table:table-cell table:style-name="Tabla2.A2" table:number-columns-spanned="2" office:value-type="string">
            <text:p text:style-name="P54">あなた<text:ruby text:style-name="Ru1"><text:ruby-base>方</text:ruby-base><text:ruby-text>がた</text:ruby-text></text:ruby></text:p>
          </table:table-cell>
          <table:covered-table-cell/>
          <table:table-cell table:style-name="Tabla2.A2" office:value-type="string">
            <text:p text:style-name="P54"><text:ruby text:style-name="Ru1"><text:ruby-base><text:span text:style-name="T45">君</text:span></text:ruby-base><text:ruby-text>きみ</text:ruby-text></text:ruby><text:span text:style-name="T45">ら</text:span></text:p>
          </table:table-cell>
          <table:table-cell table:style-name="Tabla2.E2" office:value-type="string">
            <text:p text:style-name="P60">お<text:ruby text:style-name="Ru1"><text:ruby-base>前</text:ruby-base><text:ruby-text>まえ</text:ruby-text></text:ruby>ら</text:p>
          </table:table-cell>
        </table:table-row>
        <table:table-row>
          <table:table-cell table:style-name="Tabla2.A2" office:value-type="string">
            <text:p text:style-name="P69">Él</text:p>
          </table:table-cell>
          <table:table-cell table:style-name="Tabla2.A2" table:number-rows-spanned="2" office:value-type="string">
            <text:p text:style-name="P54">あの<text:ruby text:style-name="Ru1"><text:ruby-base>方</text:ruby-base><text:ruby-text>かた</text:ruby-text></text:ruby></text:p>
          </table:table-cell>
          <table:table-cell table:style-name="Tabla2.A2" table:number-rows-spanned="2" office:value-type="string">
            <text:p text:style-name="P54">あの<text:ruby text:style-name="Ru2"><text:ruby-base>人</text:ruby-base><text:ruby-text>ひと</text:ruby-text></text:ruby></text:p>
          </table:table-cell>
          <table:table-cell table:style-name="Tabla2.A2" office:value-type="string">
            <text:p text:style-name="P54"><text:ruby text:style-name="Ru1"><text:ruby-base>彼</text:ruby-base><text:ruby-text>かれ</text:ruby-text></text:ruby></text:p>
          </table:table-cell>
          <table:table-cell table:style-name="Tabla2.E2" table:number-rows-spanned="2" office:value-type="string">
            <text:p text:style-name="P60"><text:ruby text:style-name="Ru1"><text:ruby-base>彼奴</text:ruby-base><text:ruby-text>あいつ</text:ruby-text></text:ruby></text:p>
          </table:table-cell>
        </table:table-row>
        <table:table-row>
          <table:table-cell table:style-name="Tabla2.A2" office:value-type="string">
            <text:p text:style-name="P69">Ella</text:p>
          </table:table-cell>
          <table:covered-table-cell/>
          <table:covered-table-cell/>
          <table:table-cell table:style-name="Tabla2.A2" office:value-type="string">
            <text:p text:style-name="P58"><text:ruby text:style-name="Ru1"><text:ruby-base>彼女</text:ruby-base><text:ruby-text>かのじょ</text:ruby-text></text:ruby></text:p>
          </table:table-cell>
          <table:covered-table-cell/>
        </table:table-row>
        <table:table-row>
          <table:table-cell table:style-name="Tabla2.A2" office:value-type="string">
            <text:p text:style-name="P69">Ellos</text:p>
          </table:table-cell>
          <table:table-cell table:style-name="Tabla2.A2" table:number-rows-spanned="2" office:value-type="string">
            <text:p text:style-name="P90"><text:span text:style-name="T33">あの</text:span><text:ruby text:style-name="Ru1"><text:ruby-base><text:span text:style-name="T33">方</text:span></text:ruby-base><text:ruby-text>かた</text:ruby-text></text:ruby><text:ruby text:style-name="Ru1"><text:ruby-base><text:span text:style-name="T33">々</text:span></text:ruby-base><text:ruby-text>がた</text:ruby-text></text:ruby></text:p>
          </table:table-cell>
          <table:table-cell table:style-name="Tabla2.A2" table:number-rows-spanned="2" office:value-type="string">
            <text:p text:style-name="P54">あの<text:ruby text:style-name="Ru2"><text:ruby-base>人</text:ruby-base><text:ruby-text>ひと</text:ruby-text></text:ruby>たち</text:p>
          </table:table-cell>
          <table:table-cell table:style-name="Tabla2.A2" office:value-type="string">
            <text:p text:style-name="P54"><text:ruby text:style-name="Ru1"><text:ruby-base>彼</text:ruby-base><text:ruby-text>かれ</text:ruby-text></text:ruby>ら</text:p>
          </table:table-cell>
          <table:table-cell table:style-name="Tabla2.E2" table:number-rows-spanned="2" office:value-type="string">
            <text:p text:style-name="P60"><text:ruby text:style-name="Ru1"><text:ruby-base>彼奴</text:ruby-base><text:ruby-text>あいつ</text:ruby-text></text:ruby>ら</text:p>
          </table:table-cell>
        </table:table-row>
        <table:table-row>
          <table:table-cell table:style-name="Tabla2.A2" office:value-type="string">
            <text:p text:style-name="P69">Ellas</text:p>
          </table:table-cell>
          <table:covered-table-cell/>
          <table:covered-table-cell/>
          <table:table-cell table:style-name="Tabla2.A2" office:value-type="string">
            <text:p text:style-name="P54"><text:ruby text:style-name="Ru1"><text:ruby-base><text:span text:style-name="T45">彼女</text:span></text:ruby-base><text:ruby-text>かのじょ</text:ruby-text></text:ruby><text:span text:style-name="T45">ら</text:span></text:p>
          </table:table-cell>
          <table:covered-table-cell/>
        </table:table-row>
      </table:table>
      <text:p text:style-name="P7"><text:span text:style-name="Rubies"><text:span text:style-name="T2">Los pronombres posesivos se hacen añadiendo -</text:span></text:span><text:span text:style-name="Rubies"><text:span text:style-name="T12">の</text:span></text:span></text:p>
      <text:p text:style-name="P7"><text:span text:style-name="Rubies"><text:span text:style-name="T12"/>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75">Demostrativos</text:p>
          </table:table-cell>
          <table:table-cell table:style-name="Tabla3.A1" office:value-type="string">
            <text:p text:style-name="P70">Pronombres (n<text:span text:style-name="T56">o debe</text:span> seguirles un sustantivo)</text:p>
          </table:table-cell>
          <table:table-cell table:style-name="Tabla3.C1" office:value-type="string">
            <text:p text:style-name="P71">Adjetivos (debe seguirles un sustantivo)</text:p>
          </table:table-cell>
        </table:table-row>
        <table:table-row>
          <table:table-cell table:style-name="Tabla3.A2" office:value-type="string">
            <text:p text:style-name="P70">Este/o/a/os/as</text:p>
          </table:table-cell>
          <table:table-cell table:style-name="Tabla3.A2" office:value-type="string">
            <text:p text:style-name="P54">これ</text:p>
          </table:table-cell>
          <table:table-cell table:style-name="Tabla3.C2" office:value-type="string">
            <text:p text:style-name="P54">この</text:p>
          </table:table-cell>
        </table:table-row>
        <table:table-row>
          <table:table-cell table:style-name="Tabla3.A2" office:value-type="string">
            <text:p text:style-name="P70">Ese/o/a/os/as</text:p>
          </table:table-cell>
          <table:table-cell table:style-name="Tabla3.A2" office:value-type="string">
            <text:p text:style-name="P54">それ</text:p>
          </table:table-cell>
          <table:table-cell table:style-name="Tabla3.C2" office:value-type="string">
            <text:p text:style-name="P54">その</text:p>
          </table:table-cell>
        </table:table-row>
        <table:table-row>
          <table:table-cell table:style-name="Tabla3.A2" office:value-type="string">
            <text:p text:style-name="P70">Aquel/Aquello/a/os/as</text:p>
          </table:table-cell>
          <table:table-cell table:style-name="Tabla3.A2" office:value-type="string">
            <text:p text:style-name="P54">あれ</text:p>
          </table:table-cell>
          <table:table-cell table:style-name="Tabla3.C2" office:value-type="string">
            <text:p text:style-name="P54">あの</text:p>
          </table:table-cell>
        </table:table-row>
        <table:table-row>
          <table:table-cell table:style-name="Tabla3.A2" office:value-type="string">
            <text:p text:style-name="P70">Interrogativo (Qué/Cuál)</text:p>
          </table:table-cell>
          <table:table-cell table:style-name="Tabla3.A2" office:value-type="string">
            <text:p text:style-name="P54">どれ</text:p>
          </table:table-cell>
          <table:table-cell table:style-name="Tabla3.C2" office:value-type="string">
            <text:p text:style-name="P54">どの</text:p>
          </table:table-cell>
        </table:table-row>
        <table:table-row>
          <table:table-cell table:style-name="Tabla3.A2" office:value-type="string">
            <text:p text:style-name="P72">Interrogativo (Quién)</text:p>
          </table:table-cell>
          <table:table-cell table:style-name="Tabla3.A2" office:value-type="string">
            <text:p text:style-name="P61"><text:ruby text:style-name="Ru1"><text:ruby-base>誰</text:ruby-base><text:ruby-text>だれ</text:ruby-text></text:ruby><text:span text:style-name="T9">(lig. informal)</text:span><text:ruby text:style-name="Ru1"><text:ruby-base>何方</text:ruby-base><text:ruby-text>どなた</text:ruby-text></text:ruby> <text:span text:style-name="T9">(formal)</text:span></text:p>
          </table:table-cell>
          <table:table-cell table:style-name="Tabla3.C2" office:value-type="string">
            <text:p text:style-name="P105"/>
          </table:table-cell>
        </table:table-row>
      </table:table>
      <text:p text:style-name="P7"><text:span text:style-name="Rubies"><text:span text:style-name="T12"/></text:span></text:p>
      <text:p text:style-name="P9"><text:span text:style-name="Rubies"><text:span text:style-name="T3">Los pronombres indefinidos </text:span></text:span><text:span text:style-name="Rubies"><text:span text:style-name="T4">Nadie / Nunca / Ningún Lu</text:span></text:span><text:span text:style-name="Rubies"><text:span text:style-name="T5">g</text:span></text:span><text:span text:style-name="Rubies"><text:span text:style-name="T4">ar </text:span></text:span><text:span text:style-name="Rubies"><text:span text:style-name="T3">se forman:</text:span></text:span></text:p>
      <table:table table:name="Tabla11" table:style-name="Tabla11">
        <table:table-column table:style-name="Tabla11.A" table:number-columns-repeated="3"/>
        <table:table-column table:style-name="Tabla11.D"/>
        <table:table-row>
          <table:table-cell table:style-name="Tabla11.A1" office:value-type="string">
            <text:p text:style-name="P74">Ningún Lugar</text:p>
          </table:table-cell>
          <table:table-cell table:style-name="Tabla11.A1" office:value-type="string">
            <text:p text:style-name="P86">どこ</text:p>
          </table:table-cell>
          <table:table-cell table:style-name="Tabla11.A1" table:number-rows-spanned="3" office:value-type="string">
            <text:p text:style-name="P86">も</text:p>
          </table:table-cell>
          <table:table-cell table:style-name="Tabla11.D1" table:number-rows-spanned="3" office:value-type="string">
            <text:p text:style-name="P74">Verbo Negativo</text:p>
          </table:table-cell>
        </table:table-row>
        <table:table-row>
          <table:table-cell table:style-name="Tabla11.A2" office:value-type="string">
            <text:p text:style-name="P74">Nada</text:p>
          </table:table-cell>
          <table:table-cell table:style-name="Tabla11.A2" office:value-type="string">
            <text:p text:style-name="P86"><text:ruby text:style-name="Ru1"><text:ruby-base>何</text:ruby-base><text:ruby-text>なに</text:ruby-text></text:ruby>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74">Nadie</text:p>
          </table:table-cell>
          <table:table-cell table:style-name="Tabla11.A2" office:value-type="string">
            <text:p text:style-name="P86">だれ</text:p>
          </table:table-cell>
          <table:covered-table-cell/>
          <table:covered-table-cell/>
        </table:table-row>
      </table:table>
      <text:p text:style-name="P9"><text:span text:style-name="Rubies"><text:span text:style-name="T3"/></text:span></text:p>
      <table:table table:name="Tabla12" table:style-name="Tabla12">
        <table:table-column table:style-name="Tabla12.A" table:number-columns-repeated="3"/>
        <table:table-row>
          <table:table-cell table:style-name="Tabla12.A1" office:value-type="string">
            <text:p text:style-name="P80">Adverbios demostrativos</text:p>
          </table:table-cell>
          <table:table-cell table:style-name="Tabla12.A1" office:value-type="string">
            <text:p text:style-name="P80">Informal</text:p>
          </table:table-cell>
          <table:table-cell table:style-name="Tabla12.C1" office:value-type="string">
            <text:p text:style-name="P80">Formal</text:p>
          </table:table-cell>
        </table:table-row>
        <table:table-row>
          <table:table-cell table:style-name="Tabla12.A2" office:value-type="string">
            <text:p text:style-name="P75">Aquí</text:p>
          </table:table-cell>
          <table:table-cell table:style-name="Tabla12.A2" office:value-type="string">
            <text:p text:style-name="P52">ここ</text:p>
          </table:table-cell>
          <table:table-cell table:style-name="Tabla12.C2" office:value-type="string">
            <text:p text:style-name="P52">こちら</text:p>
          </table:table-cell>
        </table:table-row>
        <table:table-row>
          <table:table-cell table:style-name="Tabla12.A2" office:value-type="string">
            <text:p text:style-name="P75">Ahí</text:p>
          </table:table-cell>
          <table:table-cell table:style-name="Tabla12.A2" office:value-type="string">
            <text:p text:style-name="P52">そこ</text:p>
          </table:table-cell>
          <table:table-cell table:style-name="Tabla12.C2" office:value-type="string">
            <text:p text:style-name="P52">そちら</text:p>
          </table:table-cell>
        </table:table-row>
        <table:table-row>
          <table:table-cell table:style-name="Tabla12.A2" office:value-type="string">
            <text:p text:style-name="P75">Allí</text:p>
          </table:table-cell>
          <table:table-cell table:style-name="Tabla12.A2" office:value-type="string">
            <text:p text:style-name="P52">あそこ</text:p>
          </table:table-cell>
          <table:table-cell table:style-name="Tabla12.C2" office:value-type="string">
            <text:p text:style-name="P52">あちら</text:p>
          </table:table-cell>
        </table:table-row>
        <table:table-row>
          <table:table-cell table:style-name="Tabla12.A2" office:value-type="string">
            <text:p text:style-name="P75">Interrogativo (Dónde)</text:p>
          </table:table-cell>
          <table:table-cell table:style-name="Tabla12.A2" office:value-type="string">
            <text:p text:style-name="P52">どこ</text:p>
          </table:table-cell>
          <table:table-cell table:style-name="Tabla12.C2" office:value-type="string">
            <text:p text:style-name="P52">どちら</text:p>
          </table:table-cell>
        </table:table-row>
      </table:table>
      <text:p text:style-name="P9"><text:span text:style-name="Rubies"><text:span text:style-name="T14">何</text:span></text:span><text:span text:style-name="Rubies"><text:span text:style-name="T7">: </text:span></text:span><text:span text:style-name="Rubies"><text:span text:style-name="T8">Significa Qué. Se pronuncia </text:span></text:span><text:span text:style-name="Rubies"><text:span text:style-name="T15">なん</text:span></text:span><text:span text:style-name="Rubies"><text:span text:style-name="T8"> cuando lleva un subfijo (</text:span></text:span><text:span text:style-name="Rubies"><text:span text:style-name="T15">何階 = なん·かい</text:span></text:span><text:span text:style-name="Rubies"><text:span text:style-name="T26"> , “¿qué piso?”) o cuando la siguiente palabra empieza por t/d/n. En todos los demás casos se pronuncia </text:span></text:span><text:span text:style-name="Rubies"><text:span text:style-name="T29">なに</text:span></text:span><text:span text:style-name="Rubies"><text:span text:style-name="T26">.</text:span></text:span></text:p>
      <text:p text:style-name="P47"><text:span text:style-name="Rubies"><text:span text:style-name="T12"/>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85"><text:span text:style-name="T1">Verbos en forma</text:span> <text:span text:style-name="T18">~ます</text:span></text:p>
          </table:table-cell>
          <table:table-cell table:style-name="Tabla4.A1" office:value-type="string">
            <text:p text:style-name="P68">Afirmativo</text:p>
          </table:table-cell>
          <table:table-cell table:style-name="Tabla4.A1" office:value-type="string">
            <text:p text:style-name="P68">Negativo</text:p>
          </table:table-cell>
          <table:table-cell table:style-name="Tabla4.A1" office:value-type="string">
            <text:p text:style-name="P68">Afirmativo</text:p>
            <text:p text:style-name="P68">(verbo <text:span text:style-name="T13">です</text:span>)</text:p>
          </table:table-cell>
          <table:table-cell table:style-name="Tabla4.E1" office:value-type="string">
            <text:p text:style-name="P68">Negativo</text:p>
            <text:p text:style-name="P68">(verbo <text:span text:style-name="T13">です</text:span>)</text:p>
          </table:table-cell>
        </table:table-row>
        <table:table-row>
          <table:table-cell table:style-name="Tabla4.A2" office:value-type="string">
            <text:p text:style-name="P68">Presente</text:p>
          </table:table-cell>
          <table:table-cell table:style-name="Tabla4.A2" office:value-type="string">
            <text:p text:style-name="P53">～ます</text:p>
          </table:table-cell>
          <table:table-cell table:style-name="Tabla4.A2" office:value-type="string">
            <text:p text:style-name="P53">～ません</text:p>
          </table:table-cell>
          <table:table-cell table:style-name="Tabla4.A2" office:value-type="string">
            <text:p text:style-name="P55">です</text:p>
          </table:table-cell>
          <table:table-cell table:style-name="Tabla4.E2" office:value-type="string">
            <text:p text:style-name="P53">ではありません</text:p>
          </table:table-cell>
        </table:table-row>
        <table:table-row>
          <table:table-cell table:style-name="Tabla4.A2" office:value-type="string">
            <text:p text:style-name="P68">Pasado</text:p>
          </table:table-cell>
          <table:table-cell table:style-name="Tabla4.A2" office:value-type="string">
            <text:p text:style-name="P53">～ました</text:p>
          </table:table-cell>
          <table:table-cell table:style-name="Tabla4.A2" office:value-type="string">
            <text:p text:style-name="P53">～ませんでした</text:p>
          </table:table-cell>
          <table:table-cell table:style-name="Tabla4.A2" office:value-type="string">
            <text:p text:style-name="P53">でした</text:p>
          </table:table-cell>
          <table:table-cell table:style-name="Tabla4.E2" office:value-type="string">
            <text:p text:style-name="P53">ではありませんでした</text:p>
          </table:table-cell>
        </table:table-row>
      </table:table>
      <text:p text:style-name="P8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table:number-columns-spanned="3" office:value-type="string">
            <text:p text:style-name="P73">Verbos de movimiento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73">Lugar</text:p>
          </table:table-cell>
          <table:table-cell table:style-name="Tabla7.A2" office:value-type="string">
            <text:p text:style-name="P17"><text:span text:style-name="T51">P</text:span>artícula <text:span text:style-name="T13">へ</text:span> o <text:span text:style-name="T13">に</text:span></text:p>
          </table:table-cell>
          <table:table-cell table:style-name="Tabla7.C2" office:value-type="string">
            <text:p text:style-name="P23"><text:span text:style-name="T52">verbo ir </text:span><text:ruby text:style-name="Ru1"><text:ruby-base><text:span text:style-name="T16">行</text:span></text:ruby-base><text:ruby-text>い</text:ruby-text></text:ruby><text:span text:style-name="T17">きます</text:span><text:span text:style-name="T52"> venir </text:span><text:ruby text:style-name="Ru1"><text:ruby-base><text:span text:style-name="T16">来</text:span></text:ruby-base><text:ruby-text>き</text:ruby-text></text:ruby><text:span text:style-name="T17">ます</text:span><text:span text:style-name="T52"> volver </text:span><text:ruby text:style-name="Ru1"><text:ruby-base><text:span text:style-name="T16">帰</text:span></text:ruby-base><text:ruby-text>かえ</text:ruby-text></text:ruby><text:span text:style-name="T17">ります</text:span></text:p>
          </table:table-cell>
        </table:table-row>
      </table:table>
      <text:p text:style-name="Standard"><draw:frame draw:style-name="fr4" draw:name="Marco8" text:anchor-type="paragraph" svg:x="7.467cm" svg:y="0.24cm" svg:width="5.346cm" draw:z-index="4"><draw:text-box fo:min-height="11.201cm"><text:p text:style-name="P26">Verbo Hacer</text:p><text:p text:style-name="P25"/><text:p text:style-name="P25">Existen dos formas, equivalentes a los verbos “do” y “make” ingleses:</text:p><text:p text:style-name="P24"/><text:p text:style-name="P24">To <text:span text:style-name="T54">D</text:span>o: <text:span text:style-name="T13">します </text:span>To Make:　<text:ruby text:style-name="Ru1"><text:ruby-base><text:span text:style-name="T13">作</text:span></text:ruby-base><text:ruby-text>つく</text:ruby-text></text:ruby><text:span text:style-name="T13">ります</text:span></text:p><text:p text:style-name="P19"/><text:p text:style-name="P19">Para decir que hacemos un deporte, un evento, <text:span text:style-name="T54">actividad</text:span>… usamos la estructura:</text:p><text:p text:style-name="P19"><text:span text:style-name="T54">actividad</text:span> + <text:span text:style-name="T54">partícula</text:span> <text:span text:style-name="T13">を</text:span> + <text:span text:style-name="T13">します</text:span></text:p><text:p text:style-name="P28"/><text:p text:style-name="P20"><text:span text:style-name="T55"/></text:p></draw:text-box></draw:frame>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office:value-type="string">
            <text:p text:style-name="P42">Levantarse</text:p>
            <text:p text:style-name="P41">(de dormir)</text:p>
          </table:table-cell>
          <table:table-cell table:style-name="Tabla10.A1" office:value-type="string">
            <text:p text:style-name="P43"><text:ruby text:style-name="Ru1"><text:ruby-base><text:span text:style-name="T53">起</text:span></text:ruby-base><text:ruby-text>お</text:ruby-text></text:ruby><text:span text:style-name="T53">きます</text:span></text:p>
          </table:table-cell>
          <table:table-cell table:style-name="Tabla10.A1" office:value-type="string">
            <text:p text:style-name="P107">Beber</text:p>
          </table:table-cell>
          <table:table-cell table:style-name="Tabla10.A1" office:value-type="string">
            <text:p text:style-name="P112"><text:ruby text:style-name="Ru1"><text:ruby-base>飲</text:ruby-base><text:ruby-text>の</text:ruby-text></text:ruby>みます</text:p>
          </table:table-cell>
        </table:table-row>
        <table:table-row>
          <table:table-cell table:style-name="Tabla10.A1" office:value-type="string">
            <text:p text:style-name="P40">Acostarse</text:p>
            <text:p text:style-name="P40">(a dormir)</text:p>
          </table:table-cell>
          <table:table-cell table:style-name="Tabla10.A1" office:value-type="string">
            <text:p text:style-name="P44"><text:ruby text:style-name="Ru1"><text:ruby-base>寝</text:ruby-base><text:ruby-text>ね</text:ruby-text></text:ruby>ます</text:p>
          </table:table-cell>
          <table:table-cell table:style-name="Tabla10.A1" office:value-type="string">
            <text:p text:style-name="P108">Mirar/</text:p>
            <text:p text:style-name="P108">Ver</text:p>
          </table:table-cell>
          <table:table-cell table:style-name="Tabla10.A1" office:value-type="string">
            <text:p text:style-name="P113"><text:ruby text:style-name="Ru1"><text:ruby-base>見</text:ruby-base><text:ruby-text>み</text:ruby-text></text:ruby>ます</text:p>
          </table:table-cell>
        </table:table-row>
        <table:table-row>
          <table:table-cell table:style-name="Tabla10.A1" office:value-type="string">
            <text:p text:style-name="P40">Trabajar</text:p>
          </table:table-cell>
          <table:table-cell table:style-name="Tabla10.A1" office:value-type="string">
            <text:p text:style-name="P111"><text:ruby text:style-name="Ru1"><text:ruby-base>働</text:ruby-base><text:ruby-text>はたら</text:ruby-text></text:ruby>きます</text:p>
          </table:table-cell>
          <table:table-cell table:style-name="Tabla10.A1" office:value-type="string">
            <text:p text:style-name="P108">Oir/</text:p>
            <text:p text:style-name="P108">Escuchar</text:p>
          </table:table-cell>
          <table:table-cell table:style-name="Tabla10.A1" office:value-type="string">
            <text:p text:style-name="P113"><text:ruby text:style-name="Ru1"><text:ruby-base>聞</text:ruby-base><text:ruby-text>き</text:ruby-text></text:ruby>きます</text:p>
          </table:table-cell>
        </table:table-row>
        <table:table-row>
          <table:table-cell table:style-name="Tabla10.A1" office:value-type="string">
            <text:p text:style-name="P40">Descansar</text:p>
            <text:p text:style-name="P40">(laboral)</text:p>
          </table:table-cell>
          <table:table-cell table:style-name="Tabla10.A1" office:value-type="string">
            <text:p text:style-name="P111"><text:ruby text:style-name="Ru1"><text:ruby-base>休</text:ruby-base><text:ruby-text>やす</text:ruby-text></text:ruby>みます</text:p>
          </table:table-cell>
          <table:table-cell table:style-name="Tabla10.A1" office:value-type="string">
            <text:p text:style-name="P109">Leer</text:p>
          </table:table-cell>
          <table:table-cell table:style-name="Tabla10.A1" office:value-type="string">
            <text:p text:style-name="P114"><text:ruby text:style-name="Ru1"><text:ruby-base>読</text:ruby-base><text:ruby-text>よ</text:ruby-text></text:ruby>みます</text:p>
          </table:table-cell>
        </table:table-row>
        <table:table-row>
          <table:table-cell table:style-name="Tabla10.A1" office:value-type="string">
            <text:p text:style-name="P106">Terminar</text:p>
          </table:table-cell>
          <table:table-cell table:style-name="Tabla10.A1" office:value-type="string">
            <text:p text:style-name="P111"><text:ruby text:style-name="Ru1"><text:ruby-base>終</text:ruby-base><text:ruby-text>お</text:ruby-text></text:ruby>わります</text:p>
          </table:table-cell>
          <table:table-cell table:style-name="Tabla10.A1" office:value-type="string">
            <text:p text:style-name="P109">Comprar</text:p>
          </table:table-cell>
          <table:table-cell table:style-name="Tabla10.A1" office:value-type="string">
            <text:p text:style-name="P114"><text:ruby text:style-name="Ru1"><text:ruby-base>買</text:ruby-base><text:ruby-text>か</text:ruby-text></text:ruby>います</text:p>
          </table:table-cell>
        </table:table-row>
        <table:table-row>
          <table:table-cell table:style-name="Tabla10.A1" office:value-type="string">
            <text:p text:style-name="P107">Estudiar</text:p>
          </table:table-cell>
          <table:table-cell table:style-name="Tabla10.A1" office:value-type="string">
            <text:p text:style-name="P127"><text:ruby text:style-name="Ru1"><text:ruby-base><text:span text:style-name="T13">勉</text:span></text:ruby-base><text:ruby-text>べん</text:ruby-text></text:ruby><text:ruby text:style-name="Ru1"><text:ruby-base><text:span text:style-name="T13">強</text:span></text:ruby-base><text:ruby-text>きょう</text:ruby-text></text:ruby><text:span text:style-name="T13">します</text:span></text:p>
          </table:table-cell>
          <table:table-cell table:style-name="Tabla10.A1" office:value-type="string">
            <text:p text:style-name="P129">Comer</text:p>
          </table:table-cell>
          <table:table-cell table:style-name="Tabla10.A1" office:value-type="string">
            <text:p text:style-name="P128"><text:ruby text:style-name="Ru1"><text:ruby-base><text:span text:style-name="T13">食</text:span></text:ruby-base><text:ruby-text>た</text:ruby-text></text:ruby><text:span text:style-name="T13">べます</text:span></text:p>
          </table:table-cell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A"/>
        <table:table-column table:style-name="Tabla13.D"/>
        <table:table-row>
          <table:table-cell table:style-name="Tabla13.A1" table:number-columns-spanned="4" office:value-type="string">
            <text:p text:style-name="P76">Partículas</text:p>
          </table:table-cell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P62">は <text:span text:style-name="T20">わ</text:span></text:p>
          </table:table-cell>
          <table:table-cell table:style-name="Tabla13.A2" office:value-type="string">
            <text:p text:style-name="P81">Indica el tema de la oración.</text:p>
          </table:table-cell>
          <table:table-cell table:style-name="Tabla13.A2" office:value-type="string">
            <text:p text:style-name="P62">を <text:span text:style-name="T20">お</text:span></text:p>
          </table:table-cell>
          <table:table-cell table:style-name="Tabla13.D2" office:value-type="string">
            <text:p text:style-name="P81">Indica objeto directo</text:p>
          </table:table-cell>
        </table:table-row>
        <table:table-row>
          <table:table-cell table:style-name="Tabla13.A2" office:value-type="string">
            <text:p text:style-name="P62">も</text:p>
          </table:table-cell>
          <table:table-cell table:style-name="Tabla13.A2" office:value-type="string">
            <text:p text:style-name="P81">Indica También / Tampoco. Se usa en sustitución de <text:span text:style-name="T13">は</text:span>.</text:p>
          </table:table-cell>
          <table:table-cell table:style-name="Tabla13.A2" office:value-type="string">
            <text:p text:style-name="P62">から</text:p>
          </table:table-cell>
          <table:table-cell table:style-name="Tabla13.D2" office:value-type="string">
            <text:p text:style-name="P77">Equivale al “desde” español.</text:p>
          </table:table-cell>
        </table:table-row>
        <table:table-row>
          <table:table-cell table:style-name="Tabla13.A2" office:value-type="string">
            <text:p text:style-name="P62">か</text:p>
          </table:table-cell>
          <table:table-cell table:style-name="Tabla13.A2" office:value-type="string">
            <text:p text:style-name="P77"><text:span text:style-name="T57">A final de frase i</text:span>ndica interrogación.</text:p>
          </table:table-cell>
          <table:table-cell table:style-name="Tabla13.A2" office:value-type="string">
            <text:p text:style-name="P62">まで</text:p>
          </table:table-cell>
          <table:table-cell table:style-name="Tabla13.D2" office:value-type="string">
            <text:p text:style-name="P77">Equivale al “hasta” español.</text:p>
          </table:table-cell>
        </table:table-row>
        <table:table-row>
          <table:table-cell table:style-name="Tabla13.A2" office:value-type="string">
            <text:p text:style-name="P62">で</text:p>
          </table:table-cell>
          <table:table-cell table:style-name="Tabla13.D2" table:number-columns-spanned="3" office:value-type="string">
            <text:p text:style-name="P82">Indica medio, equivale normalmente a “en” en castellano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64">や</text:p>
          </table:table-cell>
          <table:table-cell table:style-name="Tabla13.D2" table:number-columns-spanned="3" office:value-type="string">
            <text:p text:style-name="P82">Se usa para realizar listas no exhaustivas, es decir que no incluyan todos los elementos. <text:span text:style-name="T57">P.Ej. para enumerar algunas de tus aficiones.</text:span>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64">と</text:p>
          </table:table-cell>
          <table:table-cell table:style-name="Tabla13.D2" table:number-columns-spanned="3" office:value-type="string">
            <text:p text:style-name="P83">A) Indica acompañamiento, similar a “con”. </text:p>
            <text:p text:style-name="P83">B) Se usa para realizar listas exhaustivas, es decir que incluyan todos los elementos. <text:span text:style-name="T57">P. Ej. enumerar todos los ingredientes necesarios en una receta.</text:span>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63">に</text:p>
          </table:table-cell>
          <table:table-cell table:style-name="Tabla13.D2" table:number-columns-spanned="3" office:value-type="string">
            <text:p text:style-name="P117"><text:span text:style-name="T43">Se usa con fechas con número y horas. Es opcional en días de la semana. No se usa en fechas sin número (Hoy, mañana,…) ni con el verbo </text:span><text:span text:style-name="T34">です</text:span><text:span text:style-name="T42">.</text:span>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62">へ <text:span text:style-name="T20">え</text:span></text:p>
          </table:table-cell>
          <table:table-cell table:style-name="Tabla13.D2" table:number-columns-spanned="3" office:value-type="string">
            <text:p text:style-name="P77">Indica dirección. Sólo se usa con los verbos Ir, Venir y Volver. También puede emplearse <text:span text:style-name="T13">に</text:span>.</text:p>
          </table:table-cell>
          <table:covered-table-cell/>
          <table:covered-table-cell/>
        </table:table-row>
      </table:table>
      <text:p text:style-name="P3">Algunas partículas no se pronuncian como el hiragana que las representa, en estos casos la pronunciación correcta está marcada en <text:span text:style-name="T20">rojo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MS PGothic1" svg:font-family="'MS PGothi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Yu Gothic Light2" svg:font-family="'Yu Gothic Light'" style:font-family-generic="swiss" style:font-pitch="variable"/>
    <style:font-face style:name="Yu Gothic Light" svg:font-family="'Yu Gothic Light'" style:font-adornments="Normal" style:font-family-generic="swiss" style:font-pitch="variable"/>
    <style:font-face style:name="Yu Gothic Light1" svg:font-family="'Yu Gothic Light'" style:font-adornments="Regular" style:font-family-generic="swiss" style:font-pitch="variable"/>
    <style:font-face style:name="Yu Gothic UI Light1" svg:font-family="'Yu Gothic UI Light'" style:font-family-generic="swiss" style:font-pitch="variable"/>
    <style:font-face style:name="Yu Gothic UI Light2" svg:font-family="'Yu Gothic UI Light'" style:font-adornments="Negrita" style:font-family-generic="swiss" style:font-pitch="variable"/>
    <style:font-face style:name="Yu Gothic UI Light" svg:font-family="'Yu Gothic UI Light'" style:font-adornments="Regular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MS P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MS P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PGothic" style:font-family-asian="'MS P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MS PGothic1" style:font-family-asian="'MS P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Rubies" style:family="text">
      <style:text-properties style:font-name="Yu Gothic Light" fo:font-family="'Yu Gothic Light'" style:font-style-name="Normal" style:font-family-generic="swiss" style:font-pitch="variable" fo:font-size="8pt" style:text-underline-style="none" fo:font-weight="250" fo:background-color="transparent" style:font-name-asian="Yu Gothic UI Light2" style:font-family-asian="'Yu Gothic UI Light'" style:font-style-name-asian="Negrita" style:font-family-generic-asian="swiss" style:font-pitch-asian="variable" style:font-size-asian="8pt" style:font-weight-asian="bold" style:font-size-complex="6pt" style:text-emphasize="none" loext:shadow="none"/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4T17:23:24.847000000</meta:creation-date>
    <dc:date>2016-01-28T18:36:09.106000000</dc:date>
    <meta:editing-duration>PT9H45M41S</meta:editing-duration>
    <meta:editing-cycles>62</meta:editing-cycles>
    <meta:generator>LibreOffice/5.0.3.2$Windows_x86 LibreOffice_project/e5f16313668ac592c1bfb310f4390624e3dbfb75</meta:generator>
    <meta:document-statistic meta:table-count="14" meta:image-count="0" meta:object-count="0" meta:page-count="9" meta:paragraph-count="572" meta:word-count="1879" meta:character-count="4823" meta:non-whitespace-character-count="4337"/>
  </office:meta>
</office:document-meta>
</file>